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3.93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5.863cm"/>
    </style:style>
    <style:style style:name="co5" style:family="table-column">
      <style:table-column-properties fo:break-before="auto" style:column-width="3.166cm"/>
    </style:style>
    <style:style style:name="co6" style:family="table-column">
      <style:table-column-properties fo:break-before="auto" style:column-width="3.985cm"/>
    </style:style>
    <style:style style:name="co7" style:family="table-column">
      <style:table-column-properties fo:break-before="auto" style:column-width="3.03cm"/>
    </style:style>
    <style:style style:name="co8" style:family="table-column">
      <style:table-column-properties fo:break-before="auto" style:column-width="2.704cm"/>
    </style:style>
    <style:style style:name="co9" style:family="table-column">
      <style:table-column-properties fo:break-before="auto" style:column-width="3.44cm"/>
    </style:style>
    <style:style style:name="co10" style:family="table-column">
      <style:table-column-properties fo:break-before="auto" style:column-width="2.35cm"/>
    </style:style>
    <style:style style:name="co11" style:family="table-column">
      <style:table-column-properties fo:break-before="auto" style:column-width="2.459cm"/>
    </style:style>
    <style:style style:name="co12" style:family="table-column">
      <style:table-column-properties fo:break-before="auto" style:column-width="2.404cm"/>
    </style:style>
    <style:style style:name="co13" style:family="table-column">
      <style:table-column-properties fo:break-before="auto" style:column-width="3.766cm"/>
    </style:style>
    <style:style style:name="co14" style:family="table-column">
      <style:table-column-properties fo:break-before="auto" style:column-width="2.623cm"/>
    </style:style>
    <style:style style:name="co15" style:family="table-column">
      <style:table-column-properties fo:break-before="auto" style:column-width="2.568cm"/>
    </style:style>
    <style:style style:name="co16" style:family="table-column">
      <style:table-column-properties fo:break-before="auto" style:column-width="3.14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3.004cm"/>
    </style:style>
    <style:style style:name="co19" style:family="table-column">
      <style:table-column-properties fo:break-before="auto" style:column-width="1.178cm"/>
    </style:style>
    <style:style style:name="co20" style:family="table-column">
      <style:table-column-properties fo:break-before="auto" style:column-width="3.194cm"/>
    </style:style>
    <style:style style:name="co21" style:family="table-column">
      <style:table-column-properties fo:break-before="auto" style:column-width="4.038cm"/>
    </style:style>
    <style:style style:name="co22" style:family="table-column">
      <style:table-column-properties fo:break-before="auto" style:column-width="3.956cm"/>
    </style:style>
    <style:style style:name="co23" style:family="table-column">
      <style:table-column-properties fo:break-before="auto" style:column-width="3.221cm"/>
    </style:style>
    <style:style style:name="co2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padding="0.071cm"/>
    </style:style>
    <style:style style:name="ce5" style:family="table-cell" style:parent-style-name="Default" style:data-style-name="N2"/>
    <style:style style:name="ce6" style:family="table-cell" style:parent-style-name="Default">
      <style:table-cell-properties fo:wrap-option="wrap"/>
      <style:text-properties style:text-outline="false" style:text-line-through-styl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">
      <style:table-cell-properties fo:background-color="transparent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" table:default-cell-style-name="Default"/>
        <table:table-column table:style-name="co3" table:number-columns-repeated="6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number-columns-repeated="4" table:default-cell-style-name="Default"/>
        <table:table-column table:style-name="co23" table:default-cell-style-name="Default"/>
        <table:table-column table:style-name="co3" table:number-columns-repeated="6" table:default-cell-style-name="Default"/>
        <table:table-column table:style-name="co24" table:number-columns-repeated="6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area</text:p>
          </table:table-cell>
          <table:table-cell office:value-type="string">
            <text:p>depth.m</text:p>
          </table:table-cell>
          <table:table-cell office:value-type="string">
            <text:p>place</text:p>
          </table:table-cell>
          <table:table-cell office:value-type="string">
            <text:p>country</text:p>
          </table:table-cell>
          <table:table-cell office:value-type="string">
            <text:p>continent</text:p>
          </table:table-cell>
          <table:table-cell office:value-type="string">
            <text:p>lat.</text:p>
          </table:table-cell>
          <table:table-cell office:value-type="string">
            <text:p>long.</text:p>
          </table:table-cell>
          <table:table-cell office:value-type="string">
            <text:p>author</text:p>
          </table:table-cell>
          <table:table-cell office:value-type="string">
            <text:p>comment</text:p>
          </table:table-cell>
          <table:table-cell table:number-columns-repeated="46"/>
        </table:table-row>
        <table:table-row table:style-name="ro1">
          <table:table-cell office:value-type="string">
            <text:p>#</text:p>
          </table:table-cell>
          <table:table-cell office:value-type="string">
            <text:p>Rand_Harbor</text:p>
          </table:table-cell>
          <table:table-cell/>
          <table:table-cell office:value-type="string">
            <text:p>Buzzards Bay</text:p>
          </table:table-cell>
          <table:table-cell office:value-type="string">
            <text:p>Massachusetts</text:p>
          </table:table-cell>
          <table:table-cell office:value-type="string">
            <text:p>Amerika</text:p>
          </table:table-cell>
          <table:table-cell office:value-type="float" office:value="41.5">
            <text:p>41,5</text:p>
          </table:table-cell>
          <table:table-cell/>
          <table:table-cell office:value-type="string">
            <text:p>Gilbert.1974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Wadden_Sea</text:p>
          </table:table-cell>
          <table:table-cell/>
          <table:table-cell office:value-type="string">
            <text:p>Der Helder</text:p>
          </table:table-cell>
          <table:table-cell office:value-type="string">
            <text:p>Netherlands</text:p>
          </table:table-cell>
          <table:table-cell office:value-type="string">
            <text:p>Europe</text:p>
          </table:table-cell>
          <table:table-cell office:value-type="float" office:value="53">
            <text:p>53</text:p>
          </table:table-cell>
          <table:table-cell/>
          <table:table-cell office:value-type="string">
            <text:p>Lammens.1967</text:p>
          </table:table-cell>
          <table:table-cell office:value-type="string">
            <text:p>from Gilbert.1974</text:p>
          </table:table-cell>
          <table:table-cell table:number-columns-repeated="46"/>
        </table:table-row>
        <table:table-row table:style-name="ro1">
          <table:table-cell office:value-type="string">
            <text:p>#</text:p>
          </table:table-cell>
          <table:table-cell office:value-type="string">
            <text:p>Hudsons_Bay</text:p>
          </table:table-cell>
          <table:table-cell office:value-type="string">
            <text:p>1.1</text:p>
          </table:table-cell>
          <table:table-cell office:value-type="string">
            <text:p>Churchill</text:p>
          </table:table-cell>
          <table:table-cell office:value-type="string">
            <text:p>Manitoba</text:p>
          </table:table-cell>
          <table:table-cell office:value-type="string">
            <text:p>Amerika</text:p>
          </table:table-cell>
          <table:table-cell office:value-type="float" office:value="58.76667">
            <text:p>58,76667</text:p>
          </table:table-cell>
          <table:table-cell/>
          <table:table-cell office:value-type="string">
            <text:p>Green, in preparation</text:p>
          </table:table-cell>
          <table:table-cell office:value-type="string">
            <text:p>from Gilbert.1974</text:p>
          </table:table-cell>
          <table:table-cell table:number-columns-repeated="46"/>
        </table:table-row>
        <table:table-row table:style-name="ro1">
          <table:table-cell office:value-type="string">
            <text:p>#</text:p>
          </table:table-cell>
          <table:table-cell office:value-type="string">
            <text:p>MLW</text:p>
          </table:table-cell>
          <table:table-cell/>
          <table:table-cell office:value-type="string">
            <text:p>Churchill</text:p>
          </table:table-cell>
          <table:table-cell office:value-type="string">
            <text:p>Manitoba</text:p>
          </table:table-cell>
          <table:table-cell office:value-type="string">
            <text:p>Amerika</text:p>
          </table:table-cell>
          <table:table-cell office:value-type="float" office:value="58.76667">
            <text:p>58,76667</text:p>
          </table:table-cell>
          <table:table-cell/>
          <table:table-cell office:value-type="string">
            <text:p>Green, in preparation</text:p>
          </table:table-cell>
          <table:table-cell office:value-type="string">
            <text:p>from Gilbert.1974</text:p>
          </table:table-cell>
          <table:table-cell table:number-columns-repeated="46"/>
        </table:table-row>
        <table:table-row table:style-name="ro1">
          <table:table-cell office:value-type="string">
            <text:p>#</text:p>
          </table:table-cell>
          <table:table-cell office:value-type="string">
            <text:p>Finland_Gulf_3m</text:p>
          </table:table-cell>
          <table:table-cell office:value-type="float" office:value="3">
            <text:p>3</text:p>
          </table:table-cell>
          <table:table-cell office:value-type="string">
            <text:p>Tvarminne, Finland gulf, Baltic Sea</text:p>
          </table:table-cell>
          <table:table-cell office:value-type="string">
            <text:p>Finland</text:p>
          </table:table-cell>
          <table:table-cell office:value-type="string">
            <text:p>Europe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Segerstrale.1960</text:p>
          </table:table-cell>
          <table:table-cell office:value-type="string">
            <text:p>from Gilbert.1974</text:p>
          </table:table-cell>
          <table:table-cell table:number-columns-repeated="46"/>
        </table:table-row>
        <table:table-row table:style-name="ro1">
          <table:table-cell office:value-type="string">
            <text:p>#</text:p>
          </table:table-cell>
          <table:table-cell office:value-type="string">
            <text:p>Finland_Gulf_20m</text:p>
          </table:table-cell>
          <table:table-cell office:value-type="float" office:value="20">
            <text:p>20</text:p>
          </table:table-cell>
          <table:table-cell office:value-type="string">
            <text:p>Tvarminne, Finland gulf, Baltic Sea</text:p>
          </table:table-cell>
          <table:table-cell office:value-type="string">
            <text:p>Finland</text:p>
          </table:table-cell>
          <table:table-cell office:value-type="string">
            <text:p>Europe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Segerstrale.1960</text:p>
          </table:table-cell>
          <table:table-cell office:value-type="string">
            <text:p>from Gilbert.1974</text:p>
          </table:table-cell>
          <table:table-cell table:number-columns-repeated="46"/>
        </table:table-row>
        <table:table-row table:style-name="ro1">
          <table:table-cell office:value-type="string">
            <text:p>#</text:p>
          </table:table-cell>
          <table:table-cell office:value-type="string">
            <text:p>Finland_Gulf_35m</text:p>
          </table:table-cell>
          <table:table-cell office:value-type="float" office:value="35">
            <text:p>35</text:p>
          </table:table-cell>
          <table:table-cell office:value-type="string">
            <text:p>Tvarminne, Finland gulf, Baltic Sea</text:p>
          </table:table-cell>
          <table:table-cell office:value-type="string">
            <text:p>Finland</text:p>
          </table:table-cell>
          <table:table-cell office:value-type="string">
            <text:p>Europe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Segerstrale.1960</text:p>
          </table:table-cell>
          <table:table-cell office:value-type="string">
            <text:p>from Gilbert.1974</text:p>
          </table:table-cell>
          <table:table-cell table:number-columns-repeated="46"/>
        </table:table-row>
        <table:table-row table:style-name="ro1">
          <table:table-cell office:value-type="string">
            <text:p>#</text:p>
          </table:table-cell>
          <table:table-cell office:value-type="string">
            <text:p>St_Laurence_River</text:p>
          </table:table-cell>
          <table:table-cell/>
          <table:table-cell office:value-type="string">
            <text:p>Cacouna</text:p>
          </table:table-cell>
          <table:table-cell office:value-type="string">
            <text:p>Quebeck</text:p>
          </table:table-cell>
          <table:table-cell office:value-type="string">
            <text:p>Amerika</text:p>
          </table:table-cell>
          <table:table-cell table:number-columns-repeated="2"/>
          <table:table-cell office:value-type="string">
            <text:p>Lavoie.1968</text:p>
          </table:table-cell>
          <table:table-cell office:value-type="string">
            <text:p>from Gilbert.1974</text:p>
          </table:table-cell>
          <table:table-cell table:number-columns-repeated="46"/>
        </table:table-row>
        <table:table-row table:style-name="ro1">
          <table:table-cell office:value-type="string">
            <text:p>#</text:p>
          </table:table-cell>
          <table:table-cell office:value-type="string">
            <text:p>Cobscook bay</text:p>
          </table:table-cell>
          <table:table-cell/>
          <table:table-cell office:value-type="string">
            <text:p>Maine</text:p>
          </table:table-cell>
          <table:table-cell office:value-type="string">
            <text:p>USA</text:p>
          </table:table-cell>
          <table:table-cell office:value-type="string">
            <text:p>Amerika</text:p>
          </table:table-cell>
          <table:table-cell office:value-type="float" office:value="44.86667">
            <text:p>44,86667</text:p>
          </table:table-cell>
          <table:table-cell office:value-type="string">
            <text:p>67 04 W</text:p>
          </table:table-cell>
          <table:table-cell office:value-type="string">
            <text:p>Commito. 1982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Windsor</text:p>
          </table:table-cell>
          <table:table-cell/>
          <table:table-cell office:value-type="string">
            <text:p>Fundy bay</text:p>
          </table:table-cell>
          <table:table-cell/>
          <table:table-cell office:value-type="string">
            <text:p>Amerika</text:p>
          </table:table-cell>
          <table:table-cell office:value-type="float" office:value="45">
            <text:p>45</text:p>
          </table:table-cell>
          <table:table-cell office:value-type="string">
            <text:p>64 W</text:p>
          </table:table-cell>
          <table:table-cell office:value-type="string">
            <text:p>Turk et al. 1980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Mungo_brook</text:p>
          </table:table-cell>
          <table:table-cell/>
          <table:table-cell office:value-type="string">
            <text:p>Fundy bay</text:p>
          </table:table-cell>
          <table:table-cell/>
          <table:table-cell office:value-type="string">
            <text:p>Amerika</text:p>
          </table:table-cell>
          <table:table-cell office:value-type="float" office:value="45">
            <text:p>45</text:p>
          </table:table-cell>
          <table:table-cell office:value-type="string">
            <text:p>63 W</text:p>
          </table:table-cell>
          <table:table-cell office:value-type="string">
            <text:p>Turk et al. 1980</text:p>
          </table:table-cell>
          <table:table-cell table:number-columns-repeated="47"/>
        </table:table-row>
        <table:table-row table:style-name="ro2">
          <table:table-cell office:value-type="string">
            <text:p>#</text:p>
          </table:table-cell>
          <table:table-cell office:value-type="string">
            <text:p>Pekkelinskaya_Bay</text:p>
          </table:table-cell>
          <table:table-cell/>
          <table:table-cell office:value-type="string">
            <text:p>White Sea</text:p>
          </table:table-cell>
          <table:table-cell office:value-type="string">
            <text:p>Russia</text:p>
          </table:table-cell>
          <table:table-cell office:value-type="string">
            <text:p>Europe</text:p>
          </table:table-cell>
          <table:table-cell table:style-name="ce2" office:value-type="float" office:value="66.59">
            <text:p>66,59</text:p>
          </table:table-cell>
          <table:table-cell table:style-name="ce7" office:value-type="float" office:value="32.96">
            <text:p>32,96</text:p>
          </table:table-cell>
          <table:table-cell office:value-type="string">
            <text:p>Semenova. 1970</text:p>
          </table:table-cell>
          <table:table-cell table:number-columns-repeated="47"/>
        </table:table-row>
        <table:table-row table:style-name="ro2">
          <table:table-cell office:value-type="string">
            <text:p>#</text:p>
          </table:table-cell>
          <table:table-cell office:value-type="string">
            <text:p>WSBS_MSU</text:p>
          </table:table-cell>
          <table:table-cell/>
          <table:table-cell office:value-type="string">
            <text:p>White Sea</text:p>
          </table:table-cell>
          <table:table-cell office:value-type="string">
            <text:p>Russia</text:p>
          </table:table-cell>
          <table:table-cell office:value-type="string">
            <text:p>Europe</text:p>
          </table:table-cell>
          <table:table-cell table:style-name="ce2" office:value-type="float" office:value="66.55">
            <text:p>66,55</text:p>
          </table:table-cell>
          <table:table-cell table:style-name="ce7" office:value-type="float" office:value="33.1">
            <text:p>33,10</text:p>
          </table:table-cell>
          <table:table-cell office:value-type="string">
            <text:p>Semenova. 1970</text:p>
          </table:table-cell>
          <table:table-cell table:number-columns-repeated="47"/>
        </table:table-row>
        <table:table-row table:style-name="ro2">
          <table:table-cell office:value-type="string">
            <text:p>#</text:p>
          </table:table-cell>
          <table:table-cell office:value-type="string">
            <text:p>Ermolinskaya_Bay</text:p>
          </table:table-cell>
          <table:table-cell/>
          <table:table-cell office:value-type="string">
            <text:p>White Sea</text:p>
          </table:table-cell>
          <table:table-cell office:value-type="string">
            <text:p>Russia</text:p>
          </table:table-cell>
          <table:table-cell office:value-type="string">
            <text:p>Europe</text:p>
          </table:table-cell>
          <table:table-cell table:style-name="ce3" office:value-type="float" office:value="66.55">
            <text:p>66,55</text:p>
          </table:table-cell>
          <table:table-cell table:style-name="ce7" office:value-type="float" office:value="33.05">
            <text:p>33,05</text:p>
          </table:table-cell>
          <table:table-cell office:value-type="string">
            <text:p>Semenova. 1970</text:p>
          </table:table-cell>
          <table:table-cell table:number-columns-repeated="47"/>
        </table:table-row>
        <table:table-row table:style-name="ro3">
          <table:table-cell office:value-type="string">
            <text:p>#</text:p>
          </table:table-cell>
          <table:table-cell office:value-type="string">
            <text:p>Sukhaya_middle</text:p>
          </table:table-cell>
          <table:table-cell office:value-type="string">
            <text:p>middle</text:p>
          </table:table-cell>
          <table:table-cell office:value-type="string">
            <text:p>White Sea</text:p>
          </table:table-cell>
          <table:table-cell office:value-type="string">
            <text:p>Russia</text:p>
          </table:table-cell>
          <table:table-cell office:value-type="string">
            <text:p>Europe</text:p>
          </table:table-cell>
          <table:table-cell table:style-name="ce4" office:value-type="float" office:value="33.65288">
            <text:p>33,65288</text:p>
          </table:table-cell>
          <table:table-cell table:style-name="ce4" office:value-type="float" office:value="66.310088">
            <text:p>66,310088</text:p>
          </table:table-cell>
          <table:table-cell office:value-type="string">
            <text:p>Maximovich et al. 1992</text:p>
          </table:table-cell>
          <table:table-cell table:number-columns-repeated="47"/>
        </table:table-row>
        <table:table-row table:style-name="ro3">
          <table:table-cell office:value-type="string">
            <text:p>#</text:p>
          </table:table-cell>
          <table:table-cell office:value-type="string">
            <text:p>Sukhaya_low</text:p>
          </table:table-cell>
          <table:table-cell office:value-type="string">
            <text:p>low</text:p>
          </table:table-cell>
          <table:table-cell office:value-type="string">
            <text:p>White Sea</text:p>
          </table:table-cell>
          <table:table-cell office:value-type="string">
            <text:p>Russia</text:p>
          </table:table-cell>
          <table:table-cell office:value-type="string">
            <text:p>Europe</text:p>
          </table:table-cell>
          <table:table-cell table:style-name="ce4" office:value-type="float" office:value="33.65288">
            <text:p>33,65288</text:p>
          </table:table-cell>
          <table:table-cell table:style-name="ce4" office:value-type="float" office:value="66.310088">
            <text:p>66,310088</text:p>
          </table:table-cell>
          <table:table-cell office:value-type="string">
            <text:p>Maximovich et al. 1992</text:p>
          </table:table-cell>
          <table:table-cell table:number-columns-repeated="47"/>
        </table:table-row>
        <table:table-row table:style-name="ro3">
          <table:table-cell office:value-type="string">
            <text:p>#</text:p>
          </table:table-cell>
          <table:table-cell office:value-type="string">
            <text:p>Sukhaya_low_zostera</text:p>
          </table:table-cell>
          <table:table-cell office:value-type="string">
            <text:p>low</text:p>
          </table:table-cell>
          <table:table-cell office:value-type="string">
            <text:p>White Sea</text:p>
          </table:table-cell>
          <table:table-cell office:value-type="string">
            <text:p>Russia</text:p>
          </table:table-cell>
          <table:table-cell office:value-type="string">
            <text:p>Europe</text:p>
          </table:table-cell>
          <table:table-cell table:style-name="ce4" office:value-type="float" office:value="33.65288">
            <text:p>33,65288</text:p>
          </table:table-cell>
          <table:table-cell table:style-name="ce4" office:value-type="float" office:value="66.310088">
            <text:p>66,310088</text:p>
          </table:table-cell>
          <table:table-cell office:value-type="string">
            <text:p>Maximovich et al. 1992</text:p>
          </table:table-cell>
          <table:table-cell table:number-columns-repeated="47"/>
        </table:table-row>
        <table:table-row table:style-name="ro3">
          <table:table-cell office:value-type="string">
            <text:p>#</text:p>
          </table:table-cell>
          <table:table-cell office:value-type="string">
            <text:p>Klyushiha_middle</text:p>
          </table:table-cell>
          <table:table-cell office:value-type="string">
            <text:p>middle</text:p>
          </table:table-cell>
          <table:table-cell office:value-type="string">
            <text:p>White Sea</text:p>
          </table:table-cell>
          <table:table-cell office:value-type="string">
            <text:p>Russia</text:p>
          </table:table-cell>
          <table:table-cell office:value-type="string">
            <text:p>Europe</text:p>
          </table:table-cell>
          <table:table-cell table:style-name="ce4" office:value-type="float" office:value="33.781795">
            <text:p>33,781795</text:p>
          </table:table-cell>
          <table:table-cell table:style-name="ce4" office:value-type="float" office:value="66.305005">
            <text:p>66,305005</text:p>
          </table:table-cell>
          <table:table-cell office:value-type="string">
            <text:p>Maximovich et al. 1992</text:p>
          </table:table-cell>
          <table:table-cell table:number-columns-repeated="47"/>
        </table:table-row>
        <table:table-row table:style-name="ro3">
          <table:table-cell office:value-type="string">
            <text:p>#</text:p>
          </table:table-cell>
          <table:table-cell office:value-type="string">
            <text:p>Klyushiha_low</text:p>
          </table:table-cell>
          <table:table-cell office:value-type="string">
            <text:p>low</text:p>
          </table:table-cell>
          <table:table-cell office:value-type="string">
            <text:p>White Sea</text:p>
          </table:table-cell>
          <table:table-cell office:value-type="string">
            <text:p>Russia</text:p>
          </table:table-cell>
          <table:table-cell office:value-type="string">
            <text:p>Europe</text:p>
          </table:table-cell>
          <table:table-cell table:style-name="ce4" office:value-type="float" office:value="33.781795">
            <text:p>33,781795</text:p>
          </table:table-cell>
          <table:table-cell table:style-name="ce4" office:value-type="float" office:value="66.305005">
            <text:p>66,305005</text:p>
          </table:table-cell>
          <table:table-cell office:value-type="string">
            <text:p>Maximovich et al. 1992</text:p>
          </table:table-cell>
          <table:table-cell table:number-columns-repeated="47"/>
        </table:table-row>
        <table:table-row table:style-name="ro3">
          <table:table-cell office:value-type="string">
            <text:p>#</text:p>
          </table:table-cell>
          <table:table-cell office:value-type="string">
            <text:p>Klyushiha_low_zostera</text:p>
          </table:table-cell>
          <table:table-cell office:value-type="string">
            <text:p>low</text:p>
          </table:table-cell>
          <table:table-cell office:value-type="string">
            <text:p>White Sea</text:p>
          </table:table-cell>
          <table:table-cell office:value-type="string">
            <text:p>Russia</text:p>
          </table:table-cell>
          <table:table-cell office:value-type="string">
            <text:p>Europe</text:p>
          </table:table-cell>
          <table:table-cell table:style-name="ce4" office:value-type="float" office:value="33.781795">
            <text:p>33,781795</text:p>
          </table:table-cell>
          <table:table-cell table:style-name="ce4" office:value-type="float" office:value="66.305005">
            <text:p>66,305005</text:p>
          </table:table-cell>
          <table:table-cell office:value-type="string">
            <text:p>Maximovich et al. 1992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St_Laurence_high</text:p>
          </table:table-cell>
          <table:table-cell office:value-type="string">
            <text:p>high</text:p>
          </table:table-cell>
          <table:table-cell/>
          <table:table-cell office:value-type="string">
            <text:p>Canada</text:p>
          </table:table-cell>
          <table:table-cell office:value-type="string">
            <text:p>Amerika</text:p>
          </table:table-cell>
          <table:table-cell table:number-columns-repeated="2"/>
          <table:table-cell office:value-type="string">
            <text:p>Vincent et al. 1989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St_Laurence_middle</text:p>
          </table:table-cell>
          <table:table-cell office:value-type="string">
            <text:p>middle</text:p>
          </table:table-cell>
          <table:table-cell/>
          <table:table-cell office:value-type="string">
            <text:p>Canada</text:p>
          </table:table-cell>
          <table:table-cell office:value-type="string">
            <text:p>Amerika</text:p>
          </table:table-cell>
          <table:table-cell table:number-columns-repeated="2"/>
          <table:table-cell office:value-type="string">
            <text:p>Vincent et al. 1989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St_Laurence_low</text:p>
          </table:table-cell>
          <table:table-cell office:value-type="string">
            <text:p>low</text:p>
          </table:table-cell>
          <table:table-cell/>
          <table:table-cell office:value-type="string">
            <text:p>Canada</text:p>
          </table:table-cell>
          <table:table-cell office:value-type="string">
            <text:p>Amerika</text:p>
          </table:table-cell>
          <table:table-cell table:number-columns-repeated="2"/>
          <table:table-cell office:value-type="string">
            <text:p>Vincent et al. 1989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IPB_length</text:p>
          </table:table-cell>
          <table:table-cell/>
          <table:table-cell office:value-type="string">
            <text:p>Baltic Sea</text:p>
          </table:table-cell>
          <table:table-cell office:value-type="string">
            <text:p>Poland</text:p>
          </table:table-cell>
          <table:table-cell office:value-type="string">
            <text:p>Europe</text:p>
          </table:table-cell>
          <table:table-cell table:number-columns-repeated="2"/>
          <table:table-cell office:value-type="string">
            <text:p>Venne Klusek. 1985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GN_length</text:p>
          </table:table-cell>
          <table:table-cell/>
          <table:table-cell office:value-type="string">
            <text:p>Baltic Sea</text:p>
          </table:table-cell>
          <table:table-cell office:value-type="string">
            <text:p>Poland</text:p>
          </table:table-cell>
          <table:table-cell office:value-type="string">
            <text:p>Europe</text:p>
          </table:table-cell>
          <table:table-cell table:number-columns-repeated="2"/>
          <table:table-cell office:value-type="string">
            <text:p>Venne Klusek. 1985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H75_length</text:p>
          </table:table-cell>
          <table:table-cell/>
          <table:table-cell office:value-type="string">
            <text:p>Baltic Sea</text:p>
          </table:table-cell>
          <table:table-cell office:value-type="string">
            <text:p>Poland</text:p>
          </table:table-cell>
          <table:table-cell office:value-type="string">
            <text:p>Europe</text:p>
          </table:table-cell>
          <table:table-cell table:number-columns-repeated="2"/>
          <table:table-cell office:value-type="string">
            <text:p>Venne Klusek. 1985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Tvaren_Bay</text:p>
          </table:table-cell>
          <table:table-cell/>
          <table:table-cell office:value-type="string">
            <text:p>Baltic Sea</text:p>
          </table:table-cell>
          <table:table-cell/>
          <table:table-cell office:value-type="string">
            <text:p>Europe</text:p>
          </table:table-cell>
          <table:table-cell table:number-columns-repeated="2"/>
          <table:table-cell office:value-type="string">
            <text:p>Bergh.1974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North_sea</text:p>
          </table:table-cell>
          <table:table-cell/>
          <table:table-cell office:value-type="string">
            <text:p>List, Sylt, Nordernay, North Sea</text:p>
          </table:table-cell>
          <table:table-cell office:value-type="string">
            <text:p>Germany</text:p>
          </table:table-cell>
          <table:table-cell office:value-type="string">
            <text:p>Europe</text:p>
          </table:table-cell>
          <table:table-cell office:value-type="float" office:value="54.5">
            <text:p>54,5</text:p>
          </table:table-cell>
          <table:table-cell/>
          <table:table-cell office:value-type="string">
            <text:p>Vogel.1959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Kiel_area</text:p>
          </table:table-cell>
          <table:table-cell/>
          <table:table-cell office:value-type="string">
            <text:p>Kiel Bay, Baltic Sea</text:p>
          </table:table-cell>
          <table:table-cell/>
          <table:table-cell office:value-type="string">
            <text:p>Europe</text:p>
          </table:table-cell>
          <table:table-cell office:value-type="float" office:value="54.5">
            <text:p>54,5</text:p>
          </table:table-cell>
          <table:table-cell/>
          <table:table-cell office:value-type="string">
            <text:p>Vogel.1959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Tvarminne_area</text:p>
          </table:table-cell>
          <table:table-cell/>
          <table:table-cell office:value-type="string">
            <text:p>Tvarminne, Finland gulf, Baltic Sea</text:p>
          </table:table-cell>
          <table:table-cell office:value-type="string">
            <text:p>Finland</text:p>
          </table:table-cell>
          <table:table-cell office:value-type="string">
            <text:p>Europe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Vogel.1959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Le_Verdon_high</text:p>
          </table:table-cell>
          <table:table-cell office:value-type="string">
            <text:p>high</text:p>
          </table:table-cell>
          <table:table-cell office:value-type="string">
            <text:p>Gironde Estuary</text:p>
          </table:table-cell>
          <table:table-cell office:value-type="string">
            <text:p>France</text:p>
          </table:table-cell>
          <table:table-cell office:value-type="string">
            <text:p>Europe</text:p>
          </table:table-cell>
          <table:table-cell table:style-name="ce5" office:value-type="float" office:value="45.55">
            <text:p>45,55</text:p>
          </table:table-cell>
          <table:table-cell table:style-name="ce5" office:value-type="float" office:value="-1.05">
            <text:p>-1,05</text:p>
          </table:table-cell>
          <table:table-cell office:value-type="string">
            <text:p>Bachelet.1980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Le_Verdon_middle</text:p>
          </table:table-cell>
          <table:table-cell office:value-type="string">
            <text:p>middle</text:p>
          </table:table-cell>
          <table:table-cell office:value-type="string">
            <text:p>Gironde Estuary</text:p>
          </table:table-cell>
          <table:table-cell office:value-type="string">
            <text:p>France</text:p>
          </table:table-cell>
          <table:table-cell office:value-type="string">
            <text:p>Europe</text:p>
          </table:table-cell>
          <table:table-cell table:style-name="ce5" office:value-type="float" office:value="45.55">
            <text:p>45,55</text:p>
          </table:table-cell>
          <table:table-cell table:style-name="ce5" office:value-type="float" office:value="-1.05">
            <text:p>-1,05</text:p>
          </table:table-cell>
          <table:table-cell office:value-type="string">
            <text:p>Bachelet.1980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Phare_de_Richard</text:p>
          </table:table-cell>
          <table:table-cell office:value-type="string">
            <text:p>middle</text:p>
          </table:table-cell>
          <table:table-cell office:value-type="string">
            <text:p>Gironde Estuary</text:p>
          </table:table-cell>
          <table:table-cell office:value-type="string">
            <text:p>France</text:p>
          </table:table-cell>
          <table:table-cell office:value-type="string">
            <text:p>Europe</text:p>
          </table:table-cell>
          <table:table-cell table:style-name="ce5" office:value-type="float" office:value="45.55">
            <text:p>45,55</text:p>
          </table:table-cell>
          <table:table-cell table:style-name="ce5" office:value-type="float" office:value="-1.05">
            <text:p>-1,05</text:p>
          </table:table-cell>
          <table:table-cell office:value-type="string">
            <text:p>Bachelet.1980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Abram_mid</text:p>
          </table:table-cell>
          <table:table-cell office:value-type="string">
            <text:p>middle</text:p>
          </table:table-cell>
          <table:table-cell office:value-type="string">
            <text:p>Barents Sea</text:p>
          </table:table-cell>
          <table:table-cell office:value-type="string">
            <text:p>Russia</text:p>
          </table:table-cell>
          <table:table-cell office:value-type="string">
            <text:p>Europe</text:p>
          </table:table-cell>
          <table:table-cell table:style-name="ce5" office:value-type="float" office:value="68.982107">
            <text:p>68,98</text:p>
          </table:table-cell>
          <table:table-cell table:style-name="ce5" office:value-type="float" office:value="33.026934">
            <text:p>33,03</text:p>
          </table:table-cell>
          <table:table-cell office:value-type="string">
            <text:p>author data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Abram_low</text:p>
          </table:table-cell>
          <table:table-cell office:value-type="string">
            <text:p>low</text:p>
          </table:table-cell>
          <table:table-cell office:value-type="string">
            <text:p>Barents Sea</text:p>
          </table:table-cell>
          <table:table-cell office:value-type="string">
            <text:p>Russia</text:p>
          </table:table-cell>
          <table:table-cell office:value-type="string">
            <text:p>Europe</text:p>
          </table:table-cell>
          <table:table-cell table:style-name="ce5" office:value-type="float" office:value="68.982107">
            <text:p>68,98</text:p>
          </table:table-cell>
          <table:table-cell table:style-name="ce5" office:value-type="float" office:value="33.026934">
            <text:p>33,03</text:p>
          </table:table-cell>
          <table:table-cell office:value-type="string">
            <text:p>author data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Dalnezeleneckaya_high</text:p>
          </table:table-cell>
          <table:table-cell office:value-type="string">
            <text:p>high</text:p>
          </table:table-cell>
          <table:table-cell office:value-type="string">
            <text:p>Barents Sea</text:p>
          </table:table-cell>
          <table:table-cell office:value-type="string">
            <text:p>Russia</text:p>
          </table:table-cell>
          <table:table-cell office:value-type="string">
            <text:p>Europe</text:p>
          </table:table-cell>
          <table:table-cell table:style-name="ce5" office:value-type="float" office:value="69.110348">
            <text:p>69,11</text:p>
          </table:table-cell>
          <table:table-cell table:style-name="ce5" office:value-type="float" office:value="36.098614">
            <text:p>36,10</text:p>
          </table:table-cell>
          <table:table-cell office:value-type="string">
            <text:p>author data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Dalnezeleneckaya_mid</text:p>
          </table:table-cell>
          <table:table-cell office:value-type="string">
            <text:p>middle</text:p>
          </table:table-cell>
          <table:table-cell office:value-type="string">
            <text:p>Barents Sea</text:p>
          </table:table-cell>
          <table:table-cell office:value-type="string">
            <text:p>Russia</text:p>
          </table:table-cell>
          <table:table-cell office:value-type="string">
            <text:p>Europe</text:p>
          </table:table-cell>
          <table:table-cell table:style-name="ce5" office:value-type="float" office:value="69.110348">
            <text:p>69,11</text:p>
          </table:table-cell>
          <table:table-cell table:style-name="ce5" office:value-type="float" office:value="36.098614">
            <text:p>36,10</text:p>
          </table:table-cell>
          <table:table-cell office:value-type="string">
            <text:p>author data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Gavrilovo_mid</text:p>
          </table:table-cell>
          <table:table-cell office:value-type="string">
            <text:p>middle</text:p>
          </table:table-cell>
          <table:table-cell office:value-type="string">
            <text:p>Barents Sea</text:p>
          </table:table-cell>
          <table:table-cell office:value-type="string">
            <text:p>Russia</text:p>
          </table:table-cell>
          <table:table-cell office:value-type="string">
            <text:p>Europe</text:p>
          </table:table-cell>
          <table:table-cell table:style-name="ce5" office:value-type="float" office:value="69.174889">
            <text:p>69,17</text:p>
          </table:table-cell>
          <table:table-cell table:style-name="ce5" office:value-type="float" office:value="35.855885">
            <text:p>35,86</text:p>
          </table:table-cell>
          <table:table-cell office:value-type="string">
            <text:p>author data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Gavrilovo_low</text:p>
          </table:table-cell>
          <table:table-cell office:value-type="string">
            <text:p>low</text:p>
          </table:table-cell>
          <table:table-cell office:value-type="string">
            <text:p>Barents Sea</text:p>
          </table:table-cell>
          <table:table-cell office:value-type="string">
            <text:p>Russia</text:p>
          </table:table-cell>
          <table:table-cell office:value-type="string">
            <text:p>Europe</text:p>
          </table:table-cell>
          <table:table-cell table:style-name="ce5" office:value-type="float" office:value="69.174889">
            <text:p>69,17</text:p>
          </table:table-cell>
          <table:table-cell table:style-name="ce5" office:value-type="float" office:value="35.855885">
            <text:p>35,86</text:p>
          </table:table-cell>
          <table:table-cell office:value-type="string">
            <text:p>author data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Shelpino_high</text:p>
          </table:table-cell>
          <table:table-cell office:value-type="string">
            <text:p>high</text:p>
          </table:table-cell>
          <table:table-cell office:value-type="string">
            <text:p>Barents Sea</text:p>
          </table:table-cell>
          <table:table-cell office:value-type="string">
            <text:p>Russia</text:p>
          </table:table-cell>
          <table:table-cell office:value-type="string">
            <text:p>Europe</text:p>
          </table:table-cell>
          <table:table-cell table:style-name="ce5" office:value-type="float" office:value="69.100797">
            <text:p>69,10</text:p>
          </table:table-cell>
          <table:table-cell table:style-name="ce5" office:value-type="float" office:value="36.206417">
            <text:p>36,21</text:p>
          </table:table-cell>
          <table:table-cell office:value-type="string">
            <text:p>author data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Shelpino_mid</text:p>
          </table:table-cell>
          <table:table-cell office:value-type="string">
            <text:p>middle</text:p>
          </table:table-cell>
          <table:table-cell office:value-type="string">
            <text:p>Barents Sea</text:p>
          </table:table-cell>
          <table:table-cell office:value-type="string">
            <text:p>Russia</text:p>
          </table:table-cell>
          <table:table-cell office:value-type="string">
            <text:p>Europe</text:p>
          </table:table-cell>
          <table:table-cell table:style-name="ce5" office:value-type="float" office:value="69.100797">
            <text:p>69,10</text:p>
          </table:table-cell>
          <table:table-cell table:style-name="ce5" office:value-type="float" office:value="36.206417">
            <text:p>36,21</text:p>
          </table:table-cell>
          <table:table-cell office:value-type="string">
            <text:p>author data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Yarnyshnaya_high</text:p>
          </table:table-cell>
          <table:table-cell office:value-type="string">
            <text:p>high</text:p>
          </table:table-cell>
          <table:table-cell office:value-type="string">
            <text:p>Barents Sea</text:p>
          </table:table-cell>
          <table:table-cell office:value-type="string">
            <text:p>Russia</text:p>
          </table:table-cell>
          <table:table-cell office:value-type="string">
            <text:p>Europe</text:p>
          </table:table-cell>
          <table:table-cell table:style-name="ce5" office:value-type="float" office:value="69.085973">
            <text:p>69,09</text:p>
          </table:table-cell>
          <table:table-cell table:style-name="ce5" office:value-type="float" office:value="36.051521">
            <text:p>36,05</text:p>
          </table:table-cell>
          <table:table-cell office:value-type="string">
            <text:p>author data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Yarnyshnaya_mid</text:p>
          </table:table-cell>
          <table:table-cell office:value-type="string">
            <text:p>middle</text:p>
          </table:table-cell>
          <table:table-cell office:value-type="string">
            <text:p>Barents Sea</text:p>
          </table:table-cell>
          <table:table-cell office:value-type="string">
            <text:p>Russia</text:p>
          </table:table-cell>
          <table:table-cell office:value-type="string">
            <text:p>Europe</text:p>
          </table:table-cell>
          <table:table-cell table:style-name="ce5" office:value-type="float" office:value="69.085973">
            <text:p>69,09</text:p>
          </table:table-cell>
          <table:table-cell table:style-name="ce5" office:value-type="float" office:value="36.051521">
            <text:p>36,05</text:p>
          </table:table-cell>
          <table:table-cell office:value-type="string">
            <text:p>author data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Yarnyshnaya_low</text:p>
          </table:table-cell>
          <table:table-cell office:value-type="string">
            <text:p>low</text:p>
          </table:table-cell>
          <table:table-cell office:value-type="string">
            <text:p>Barents Sea</text:p>
          </table:table-cell>
          <table:table-cell office:value-type="string">
            <text:p>Russia</text:p>
          </table:table-cell>
          <table:table-cell office:value-type="string">
            <text:p>Europe</text:p>
          </table:table-cell>
          <table:table-cell table:style-name="ce5" office:value-type="float" office:value="69.085973">
            <text:p>69,09</text:p>
          </table:table-cell>
          <table:table-cell table:style-name="ce5" office:value-type="float" office:value="36.051521">
            <text:p>36,05</text:p>
          </table:table-cell>
          <table:table-cell office:value-type="string">
            <text:p>author data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Pala_mid</text:p>
          </table:table-cell>
          <table:table-cell office:value-type="string">
            <text:p>middle</text:p>
          </table:table-cell>
          <table:table-cell office:value-type="string">
            <text:p>Barents Sea</text:p>
          </table:table-cell>
          <table:table-cell office:value-type="string">
            <text:p>Russia</text:p>
          </table:table-cell>
          <table:table-cell office:value-type="string">
            <text:p>Europe</text:p>
          </table:table-cell>
          <table:table-cell table:style-name="ce5" office:value-type="float" office:value="69.189104">
            <text:p>69,19</text:p>
          </table:table-cell>
          <table:table-cell table:style-name="ce5" office:value-type="float" office:value="33.36584">
            <text:p>33,37</text:p>
          </table:table-cell>
          <table:table-cell office:value-type="string">
            <text:p>author data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Pala_low</text:p>
          </table:table-cell>
          <table:table-cell office:value-type="string">
            <text:p>low</text:p>
          </table:table-cell>
          <table:table-cell office:value-type="string">
            <text:p>Barents Sea</text:p>
          </table:table-cell>
          <table:table-cell office:value-type="string">
            <text:p>Russia</text:p>
          </table:table-cell>
          <table:table-cell office:value-type="string">
            <text:p>Europe</text:p>
          </table:table-cell>
          <table:table-cell table:style-name="ce5" office:value-type="float" office:value="69.189104">
            <text:p>69,19</text:p>
          </table:table-cell>
          <table:table-cell table:style-name="ce5" office:value-type="float" office:value="33.36584">
            <text:p>33,37</text:p>
          </table:table-cell>
          <table:table-cell office:value-type="string">
            <text:p>author data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Porchnikha_mid</text:p>
          </table:table-cell>
          <table:table-cell office:value-type="string">
            <text:p>middle</text:p>
          </table:table-cell>
          <table:table-cell office:value-type="string">
            <text:p>Barents Sea</text:p>
          </table:table-cell>
          <table:table-cell office:value-type="string">
            <text:p>Russia</text:p>
          </table:table-cell>
          <table:table-cell office:value-type="string">
            <text:p>Europe</text:p>
          </table:table-cell>
          <table:table-cell table:style-name="ce5" office:value-type="float" office:value="69.080584">
            <text:p>69,08</text:p>
          </table:table-cell>
          <table:table-cell table:style-name="ce5" office:value-type="float" office:value="36.253722">
            <text:p>36,25</text:p>
          </table:table-cell>
          <table:table-cell office:value-type="string">
            <text:p>author data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Ivanovskaya</text:p>
          </table:table-cell>
          <table:table-cell office:value-type="string">
            <text:p>subtidal</text:p>
          </table:table-cell>
          <table:table-cell office:value-type="string">
            <text:p>Barents Sea</text:p>
          </table:table-cell>
          <table:table-cell office:value-type="string">
            <text:p>Russia</text:p>
          </table:table-cell>
          <table:table-cell office:value-type="string">
            <text:p>Europe</text:p>
          </table:table-cell>
          <table:table-cell table:style-name="ce5" office:value-type="float" office:value="68.289716">
            <text:p>68,29</text:p>
          </table:table-cell>
          <table:table-cell table:style-name="ce5" office:value-type="float" office:value="38.708839">
            <text:p>38,71</text:p>
          </table:table-cell>
          <table:table-cell office:value-type="string">
            <text:p>author data</text:p>
          </table:table-cell>
          <table:table-cell table:number-columns-repeated="47"/>
        </table:table-row>
        <table:table-row table:style-name="ro1">
          <table:table-cell office:value-type="string">
            <text:p>#</text:p>
          </table:table-cell>
          <table:table-cell office:value-type="string">
            <text:p>Ythan_estuary</text:p>
          </table:table-cell>
          <table:table-cell/>
          <table:table-cell office:value-type="string">
            <text:p>North Sea</text:p>
          </table:table-cell>
          <table:table-cell office:value-type="string">
            <text:p>UK</text:p>
          </table:table-cell>
          <table:table-cell office:value-type="string">
            <text:p>Europe</text:p>
          </table:table-cell>
          <table:table-cell table:style-name="ce5" office:value-type="float" office:value="57.3">
            <text:p>57,30</text:p>
          </table:table-cell>
          <table:table-cell table:style-name="ce5" office:value-type="float" office:value="-1.9">
            <text:p>-1,90</text:p>
          </table:table-cell>
          <table:table-cell office:value-type="string">
            <text:p>Chambes, Milne, 1975</text:p>
          </table:table-cell>
          <table:table-cell table:number-columns-repeated="47"/>
        </table:table-row>
        <table:table-row table:style-name="ro3">
          <table:table-cell office:value-type="string">
            <text:p>#</text:p>
          </table:table-cell>
          <table:table-cell office:value-type="string">
            <text:p>Budle_Bay</text:p>
          </table:table-cell>
          <table:table-cell/>
          <table:table-cell office:value-type="string">
            <text:p>North Sea</text:p>
          </table:table-cell>
          <table:table-cell office:value-type="string">
            <text:p>UK</text:p>
          </table:table-cell>
          <table:table-cell office:value-type="string">
            <text:p>Europe</text:p>
          </table:table-cell>
          <table:table-cell table:style-name="ce6" office:value-type="float" office:value="55.615113">
            <text:p>55,615113</text:p>
          </table:table-cell>
          <table:table-cell table:style-name="ce8" office:value-type="float" office:value="-1.762876">
            <text:p>-1,762876</text:p>
          </table:table-cell>
          <table:table-cell office:value-type="string">
            <text:p>Brady, 1943</text:p>
          </table:table-cell>
          <table:table-cell table:number-columns-repeated="47"/>
        </table:table-row>
        <table:table-row table:style-name="ro3">
          <table:table-cell office:value-type="string">
            <text:p>#</text:p>
          </table:table-cell>
          <table:table-cell table:style-name="ce1" office:value-type="string">
            <text:p>Firth_of_Forth</text:p>
          </table:table-cell>
          <table:table-cell/>
          <table:table-cell office:value-type="string">
            <text:p>North Sea</text:p>
          </table:table-cell>
          <table:table-cell office:value-type="string">
            <text:p>UK</text:p>
          </table:table-cell>
          <table:table-cell office:value-type="string">
            <text:p>Europe</text:p>
          </table:table-cell>
          <table:table-cell table:style-name="ce3" office:value-type="float" office:value="56.014708">
            <text:p>56,014708</text:p>
          </table:table-cell>
          <table:table-cell table:style-name="ce5" office:value-type="float" office:value="-2.860261">
            <text:p>-2,86</text:p>
          </table:table-cell>
          <table:table-cell office:value-type="string">
            <text:p>Stephen_1931</text:p>
          </table:table-cell>
          <table:table-cell table:number-columns-repeated="47"/>
        </table:table-row>
        <table:table-row table:style-name="ro2">
          <table:table-cell office:value-type="string">
            <text:p>#</text:p>
          </table:table-cell>
          <table:table-cell office:value-type="string">
            <text:p>river_Clwyd</text:p>
          </table:table-cell>
          <table:table-cell/>
          <table:table-cell office:value-type="string">
            <text:p>Irish Sea</text:p>
          </table:table-cell>
          <table:table-cell office:value-type="string">
            <text:p>UK</text:p>
          </table:table-cell>
          <table:table-cell office:value-type="string">
            <text:p>Europe</text:p>
          </table:table-cell>
          <table:table-cell table:style-name="ce3" office:value-type="float" office:value="53.311959">
            <text:p>53,311959</text:p>
          </table:table-cell>
          <table:table-cell table:style-name="ce5" office:value-type="float" office:value="-3.509188">
            <text:p>-3,51</text:p>
          </table:table-cell>
          <table:table-cell office:value-type="string">
            <text:p>Parsons_Thomas_1979</text:p>
          </table:table-cell>
          <table:table-cell table:number-columns-repeated="47"/>
        </table:table-row>
        <table:table-row table:style-name="ro3">
          <table:table-cell office:value-type="string">
            <text:p>#</text:p>
          </table:table-cell>
          <table:table-cell table:style-name="ce1" office:value-type="string">
            <text:p>Lynher_estuary</text:p>
          </table:table-cell>
          <table:table-cell/>
          <table:table-cell office:value-type="string">
            <text:p>La Manche</text:p>
          </table:table-cell>
          <table:table-cell office:value-type="string">
            <text:p>UK</text:p>
          </table:table-cell>
          <table:table-cell office:value-type="string">
            <text:p>Europe</text:p>
          </table:table-cell>
          <table:table-cell table:style-name="ce3" office:value-type="float" office:value="50.38">
            <text:p>50,38</text:p>
          </table:table-cell>
          <table:table-cell table:style-name="ce5" office:value-type="float" office:value="-4.3">
            <text:p>-4,30</text:p>
          </table:table-cell>
          <table:table-cell office:value-type="string">
            <text:p>Warwick_Price_1975</text:p>
          </table:table-cell>
          <table:table-cell office:value-type="string">
            <text:p>5,3 = 0-group это что?</text:p>
          </table:table-cell>
          <table:table-cell table:number-columns-repeated="46"/>
        </table:table-row>
        <table:table-row table:style-name="ro3">
          <table:table-cell office:value-type="string">
            <text:p>#</text:p>
          </table:table-cell>
          <table:table-cell table:style-name="ce1" office:value-type="string">
            <text:p>Wash</text:p>
          </table:table-cell>
          <table:table-cell/>
          <table:table-cell office:value-type="string">
            <text:p>North</text:p>
          </table:table-cell>
          <table:table-cell office:value-type="string">
            <text:p>UK</text:p>
          </table:table-cell>
          <table:table-cell office:value-type="string">
            <text:p>Europe</text:p>
          </table:table-cell>
          <table:table-cell table:style-name="ce5" office:value-type="float" office:value="52.85">
            <text:p>52,85</text:p>
          </table:table-cell>
          <table:table-cell table:style-name="ce5" office:value-type="float" office:value="0.416667">
            <text:p>0,42</text:p>
          </table:table-cell>
          <table:table-cell table:style-name="ce4" office:value-type="string">
            <text:p>Reading_1979</text:p>
          </table:table-cell>
          <table:table-cell office:value-type="string">
            <text:p>непонятно что такое spat и 0-group</text:p>
          </table:table-cell>
          <table:table-cell table:number-columns-repeated="46"/>
        </table:table-row>
        <table:table-row table:style-name="ro3">
          <table:table-cell office:value-type="string">
            <text:p>#</text:p>
          </table:table-cell>
          <table:table-cell table:style-name="ce1"/>
          <table:table-cell table:number-columns-repeated="54"/>
        </table:table-row>
        <table:table-row table:style-name="ro3">
          <table:table-cell office:value-type="string">
            <text:p>#</text:p>
          </table:table-cell>
          <table:table-cell table:style-name="ce1"/>
          <table:table-cell table:number-columns-repeated="54"/>
        </table:table-row>
        <table:table-row table:style-name="ro3">
          <table:table-cell office:value-type="string">
            <text:p>#</text:p>
          </table:table-cell>
          <table:table-cell table:style-name="ce1"/>
          <table:table-cell table:number-columns-repeated="54"/>
        </table:table-row>
        <table:table-row table:style-name="ro3">
          <table:table-cell office:value-type="string">
            <text:p>#</text:p>
          </table:table-cell>
          <table:table-cell table:style-name="ce1"/>
          <table:table-cell table:number-columns-repeated="54"/>
        </table:table-row>
        <table:table-row table:style-name="ro3">
          <table:table-cell office:value-type="string">
            <text:p>#</text:p>
          </table:table-cell>
          <table:table-cell table:style-name="ce1"/>
          <table:table-cell table:number-columns-repeated="54"/>
        </table:table-row>
        <table:table-row table:style-name="ro3">
          <table:table-cell office:value-type="string">
            <text:p>#</text:p>
          </table:table-cell>
          <table:table-cell table:style-name="ce1"/>
          <table:table-cell table:number-columns-repeated="54"/>
        </table:table-row>
        <table:table-row table:style-name="ro1">
          <table:table-cell office:value-type="string">
            <text:p>#</text:p>
          </table:table-cell>
          <table:table-cell table:number-columns-repeated="55"/>
        </table:table-row>
        <table:table-row table:style-name="ro1">
          <table:table-cell office:value-type="string">
            <text:p>#</text:p>
          </table:table-cell>
          <table:table-cell table:number-columns-repeated="55"/>
        </table:table-row>
        <table:table-row table:style-name="ro3">
          <table:table-cell office:value-type="string">
            <text:p>age</text:p>
          </table:table-cell>
          <table:table-cell office:value-type="string">
            <text:p>Rand_Harbor</text:p>
          </table:table-cell>
          <table:table-cell office:value-type="string">
            <text:p>Wadden_Sea</text:p>
          </table:table-cell>
          <table:table-cell office:value-type="string">
            <text:p>Hudsons_Bay</text:p>
          </table:table-cell>
          <table:table-cell office:value-type="string">
            <text:p>MLW</text:p>
          </table:table-cell>
          <table:table-cell/>
          <table:table-cell office:value-type="string">
            <text:p>Finland_Gulf_6m</text:p>
          </table:table-cell>
          <table:table-cell office:value-type="string">
            <text:p>Finland_Gulf_20m</text:p>
          </table:table-cell>
          <table:table-cell office:value-type="string">
            <text:p>Finland_Gulf_35m</text:p>
          </table:table-cell>
          <table:table-cell office:value-type="string">
            <text:p>St_Laurence_River</text:p>
          </table:table-cell>
          <table:table-cell office:value-type="string">
            <text:p>Cobscook_Bay</text:p>
          </table:table-cell>
          <table:table-cell office:value-type="string">
            <text:p>Windsor</text:p>
          </table:table-cell>
          <table:table-cell office:value-type="string">
            <text:p>Mungo_brook</text:p>
          </table:table-cell>
          <table:table-cell office:value-type="string">
            <text:p>Pekkelinskaya_Bay</text:p>
          </table:table-cell>
          <table:table-cell office:value-type="string">
            <text:p>WSBS_MSU</text:p>
          </table:table-cell>
          <table:table-cell office:value-type="string">
            <text:p>Ermolinskaya_Bay</text:p>
          </table:table-cell>
          <table:table-cell office:value-type="string">
            <text:p>Sukhaya_mid</text:p>
          </table:table-cell>
          <table:table-cell office:value-type="string">
            <text:p>Sukhaya_low</text:p>
          </table:table-cell>
          <table:table-cell office:value-type="string">
            <text:p>Sukhaya_low_zostera</text:p>
          </table:table-cell>
          <table:table-cell office:value-type="string">
            <text:p>Klyushiha_mid</text:p>
          </table:table-cell>
          <table:table-cell office:value-type="string">
            <text:p>Klyushiha_low</text:p>
          </table:table-cell>
          <table:table-cell office:value-type="string">
            <text:p>Klyushiha_low_zostera</text:p>
          </table:table-cell>
          <table:table-cell office:value-type="string">
            <text:p>St_Laurence_high</text:p>
          </table:table-cell>
          <table:table-cell office:value-type="string">
            <text:p>St_Laurence_mid</text:p>
          </table:table-cell>
          <table:table-cell office:value-type="string">
            <text:p>St_Laurence_low</text:p>
          </table:table-cell>
          <table:table-cell office:value-type="string">
            <text:p>IPB</text:p>
          </table:table-cell>
          <table:table-cell office:value-type="string">
            <text:p>GN</text:p>
          </table:table-cell>
          <table:table-cell office:value-type="string">
            <text:p>H75</text:p>
          </table:table-cell>
          <table:table-cell office:value-type="string">
            <text:p>Tvaren_Bay</text:p>
          </table:table-cell>
          <table:table-cell office:value-type="string">
            <text:p>North_sea</text:p>
          </table:table-cell>
          <table:table-cell office:value-type="string">
            <text:p>Kiel_area</text:p>
          </table:table-cell>
          <table:table-cell office:value-type="string">
            <text:p>Tvarminne_area</text:p>
          </table:table-cell>
          <table:table-cell office:value-type="string">
            <text:p>Le_Verdon_high</text:p>
          </table:table-cell>
          <table:table-cell office:value-type="string">
            <text:p>Le_Verdon_mid</text:p>
          </table:table-cell>
          <table:table-cell office:value-type="string">
            <text:p>Phare_de_Richard</text:p>
          </table:table-cell>
          <table:table-cell office:value-type="string">
            <text:p>Abram_mid</text:p>
          </table:table-cell>
          <table:table-cell office:value-type="string">
            <text:p>Abram_low</text:p>
          </table:table-cell>
          <table:table-cell office:value-type="string">
            <text:p>Dalnezeleneckaya_high</text:p>
          </table:table-cell>
          <table:table-cell office:value-type="string">
            <text:p>Dalnezeleneckaya_mid</text:p>
          </table:table-cell>
          <table:table-cell office:value-type="string">
            <text:p>Gavrilovo_mid</text:p>
          </table:table-cell>
          <table:table-cell office:value-type="string">
            <text:p>Gavrilovo_low</text:p>
          </table:table-cell>
          <table:table-cell office:value-type="string">
            <text:p>Shelpino_high</text:p>
          </table:table-cell>
          <table:table-cell office:value-type="string">
            <text:p>Shelpino_mid</text:p>
          </table:table-cell>
          <table:table-cell office:value-type="string">
            <text:p>Yarnyshnaya_high</text:p>
          </table:table-cell>
          <table:table-cell office:value-type="string">
            <text:p>Yarnyshnaya_mid</text:p>
          </table:table-cell>
          <table:table-cell office:value-type="string">
            <text:p>Yarnyshnaya_low</text:p>
          </table:table-cell>
          <table:table-cell office:value-type="string">
            <text:p>Pala_mid</text:p>
          </table:table-cell>
          <table:table-cell office:value-type="string">
            <text:p>Pala_low</text:p>
          </table:table-cell>
          <table:table-cell office:value-type="string">
            <text:p>Porchnikha_mid</text:p>
          </table:table-cell>
          <table:table-cell office:value-type="string">
            <text:p>Ivanovskaya</text:p>
          </table:table-cell>
          <table:table-cell office:value-type="string">
            <text:p>Ythan_estuary</text:p>
          </table:table-cell>
          <table:table-cell office:value-type="string">
            <text:p>Budle_Bay</text:p>
          </table:table-cell>
          <table:table-cell table:style-name="ce1" office:value-type="string">
            <text:p>Firth_of_Forth</text:p>
          </table:table-cell>
          <table:table-cell office:value-type="string">
            <text:p>river_Clwyd</text:p>
          </table:table-cell>
          <table:table-cell table:style-name="ce1" office:value-type="string">
            <text:p>Lynher_estuary</text:p>
          </table:table-cell>
          <table:table-cell office:value-type="string">
            <text:p>Was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.2857142857143</text:p>
          </table:table-cell>
          <table:table-cell office:value-type="string">
            <text:p>7.42857142857143</text:p>
          </table:table-cell>
          <table:table-cell office:value-type="string">
            <text:p>5.42857142857143</text:p>
          </table:table-cell>
          <table:table-cell office:value-type="string">
            <text:p>3.28571428571429</text:p>
          </table:table-cell>
          <table:table-cell/>
          <table:table-cell office:value-type="string">
            <text:p>1.71428571428571</text:p>
          </table:table-cell>
          <table:table-cell table:number-columns-repeated="2" office:value-type="string">
            <text:p>NA</text:p>
          </table:table-cell>
          <table:table-cell office:value-type="string">
            <text:p>2.42857142857143</text:p>
          </table:table-cell>
          <table:table-cell office:value-type="float" office:value="4">
            <text:p>4</text:p>
          </table:table-cell>
          <table:table-cell office:value-type="string">
            <text:p>1.44444444444444</text:p>
          </table:table-cell>
          <table:table-cell office:value-type="string">
            <text:p>NA</text:p>
          </table:table-cell>
          <table:table-cell table:number-columns-repeated="3" office:value-type="string">
            <text:p>0.8</text:p>
          </table:table-cell>
          <table:table-cell office:value-type="string">
            <text:p>1.4</text:p>
          </table:table-cell>
          <table:table-cell office:value-type="string">
            <text:p>1.2</text:p>
          </table:table-cell>
          <table:table-cell office:value-type="string">
            <text:p>1.1</text:p>
          </table:table-cell>
          <table:table-cell office:value-type="string">
            <text:p>1.2</text:p>
          </table:table-cell>
          <table:table-cell office:value-type="string">
            <text:p>1.3</text:p>
          </table:table-cell>
          <table:table-cell office:value-type="string">
            <text:p>1.6</text:p>
          </table:table-cell>
          <table:table-cell office:value-type="string">
            <text:p>2.9</text:p>
          </table:table-cell>
          <table:table-cell office:value-type="string">
            <text:p>3.0</text:p>
          </table:table-cell>
          <table:table-cell office:value-type="string">
            <text:p>3.2</text:p>
          </table:table-cell>
          <table:table-cell office:value-type="string">
            <text:p>6.14</text:p>
          </table:table-cell>
          <table:table-cell office:value-type="string">
            <text:p>6.50</text:p>
          </table:table-cell>
          <table:table-cell office:value-type="string">
            <text:p>6.90</text:p>
          </table:table-cell>
          <table:table-cell office:value-type="string">
            <text:p>0.32258064516129</text:p>
          </table:table-cell>
          <table:table-cell office:value-type="float" office:value="5">
            <text:p>5</text:p>
          </table:table-cell>
          <table:table-cell office:value-type="string">
            <text:p>NA</text:p>
          </table:table-cell>
          <table:table-cell office:value-type="float" office:value="4">
            <text:p>4</text:p>
          </table:table-cell>
          <table:table-cell office:value-type="string">
            <text:p>6.55172413793103</text:p>
          </table:table-cell>
          <table:table-cell office:value-type="string">
            <text:p>5.17241379310345</text:p>
          </table:table-cell>
          <table:table-cell office:value-type="string">
            <text:p>5.68965517241379</text:p>
          </table:table-cell>
          <table:table-cell office:value-type="string">
            <text:p>1.11875</text:p>
          </table:table-cell>
          <table:table-cell office:value-type="string">
            <text:p>1.16982142857143</text:p>
          </table:table-cell>
          <table:table-cell office:value-type="string">
            <text:p>1.23333333333333</text:p>
          </table:table-cell>
          <table:table-cell office:value-type="string">
            <text:p>1.5171568627451</text:p>
          </table:table-cell>
          <table:table-cell office:value-type="string">
            <text:p>0.87878787878788</text:p>
          </table:table-cell>
          <table:table-cell office:value-type="string">
            <text:p>1.15</text:p>
          </table:table-cell>
          <table:table-cell office:value-type="string">
            <text:p>0.9</text:p>
          </table:table-cell>
          <table:table-cell office:value-type="string">
            <text:p>1.23333333333333</text:p>
          </table:table-cell>
          <table:table-cell office:value-type="string">
            <text:p>1.05174632352941</text:p>
          </table:table-cell>
          <table:table-cell office:value-type="string">
            <text:p>1.68958333333333</text:p>
          </table:table-cell>
          <table:table-cell office:value-type="string">
            <text:p>0.95756113256113</text:p>
          </table:table-cell>
          <table:table-cell office:value-type="string">
            <text:p>0.66612012987013</text:p>
          </table:table-cell>
          <table:table-cell office:value-type="string">
            <text:p>0.79905296092796</text:p>
          </table:table-cell>
          <table:table-cell office:value-type="string">
            <text:p>1.56123737373737</text:p>
          </table:table-cell>
          <table:table-cell office:value-type="string">
            <text:p>0.89326181149098</text:p>
          </table:table-cell>
          <table:table-cell office:value-type="float" office:value="4.98">
            <text:p>4,98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.3">
            <text:p>5,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12.8571428571429</text:p>
          </table:table-cell>
          <table:table-cell office:value-type="float" office:value="10">
            <text:p>10</text:p>
          </table:table-cell>
          <table:table-cell office:value-type="string">
            <text:p>6.42857142857143</text:p>
          </table:table-cell>
          <table:table-cell/>
          <table:table-cell office:value-type="string">
            <text:p>4.42857142857143</text:p>
          </table:table-cell>
          <table:table-cell office:value-type="string">
            <text:p>NA</text:p>
          </table:table-cell>
          <table:table-cell office:value-type="string">
            <text:p>0.42857142857143</text:p>
          </table:table-cell>
          <table:table-cell office:value-type="string">
            <text:p>3.71428571428571</text:p>
          </table:table-cell>
          <table:table-cell office:value-type="string">
            <text:p>5.5</text:p>
          </table:table-cell>
          <table:table-cell office:value-type="string">
            <text:p>3.11111111111111</text:p>
          </table:table-cell>
          <table:table-cell office:value-type="string">
            <text:p>NA</text:p>
          </table:table-cell>
          <table:table-cell office:value-type="string">
            <text:p>1.5</text:p>
          </table:table-cell>
          <table:table-cell office:value-type="string">
            <text:p>1.4</text:p>
          </table:table-cell>
          <table:table-cell office:value-type="string">
            <text:p>1.5</text:p>
          </table:table-cell>
          <table:table-cell office:value-type="string">
            <text:p>3.1</text:p>
          </table:table-cell>
          <table:table-cell office:value-type="string">
            <text:p>2.9</text:p>
          </table:table-cell>
          <table:table-cell office:value-type="string">
            <text:p>2.7</text:p>
          </table:table-cell>
          <table:table-cell table:number-columns-repeated="2" office:value-type="string">
            <text:p>3.2</text:p>
          </table:table-cell>
          <table:table-cell office:value-type="string">
            <text:p>5.5</text:p>
          </table:table-cell>
          <table:table-cell office:value-type="string">
            <text:p>4.9</text:p>
          </table:table-cell>
          <table:table-cell office:value-type="string">
            <text:p>5.3</text:p>
          </table:table-cell>
          <table:table-cell office:value-type="string">
            <text:p>5.8</text:p>
          </table:table-cell>
          <table:table-cell office:value-type="string">
            <text:p>9.45</text:p>
          </table:table-cell>
          <table:table-cell office:value-type="string">
            <text:p>9.42</text:p>
          </table:table-cell>
          <table:table-cell office:value-type="string">
            <text:p>9.72</text:p>
          </table:table-cell>
          <table:table-cell office:value-type="string">
            <text:p>1.29032258064516</text:p>
          </table:table-cell>
          <table:table-cell office:value-type="string">
            <text:p>10.3636363636364</text:p>
          </table:table-cell>
          <table:table-cell office:value-type="string">
            <text:p>8.18181818181818</text:p>
          </table:table-cell>
          <table:table-cell office:value-type="string">
            <text:p>7.09090909090909</text:p>
          </table:table-cell>
          <table:table-cell office:value-type="string">
            <text:p>9.82758620689655</text:p>
          </table:table-cell>
          <table:table-cell office:value-type="string">
            <text:p>8.27586206896552</text:p>
          </table:table-cell>
          <table:table-cell office:value-type="string">
            <text:p>8.44827586206897</text:p>
          </table:table-cell>
          <table:table-cell office:value-type="string">
            <text:p>2.2296875</text:p>
          </table:table-cell>
          <table:table-cell office:value-type="string">
            <text:p>2.54592592592593</text:p>
          </table:table-cell>
          <table:table-cell office:value-type="string">
            <text:p>2.15</text:p>
          </table:table-cell>
          <table:table-cell office:value-type="string">
            <text:p>4.3584477124183</text:p>
          </table:table-cell>
          <table:table-cell office:value-type="string">
            <text:p>1.89666666666667</text:p>
          </table:table-cell>
          <table:table-cell office:value-type="string">
            <text:p>2.26666666666667</text:p>
          </table:table-cell>
          <table:table-cell office:value-type="string">
            <text:p>3.43333333333333</text:p>
          </table:table-cell>
          <table:table-cell office:value-type="string">
            <text:p>2.73333333333333</text:p>
          </table:table-cell>
          <table:table-cell office:value-type="string">
            <text:p>2.23683823529412</text:p>
          </table:table-cell>
          <table:table-cell office:value-type="string">
            <text:p>4.06047619047619</text:p>
          </table:table-cell>
          <table:table-cell office:value-type="string">
            <text:p>2.12698412698413</text:p>
          </table:table-cell>
          <table:table-cell office:value-type="string">
            <text:p>1.81212121212121</text:p>
          </table:table-cell>
          <table:table-cell office:value-type="string">
            <text:p>1.89225863422292</text:p>
          </table:table-cell>
          <table:table-cell office:value-type="string">
            <text:p>4.31698275862069</text:p>
          </table:table-cell>
          <table:table-cell office:value-type="string">
            <text:p>1.63956729998397</text:p>
          </table:table-cell>
          <table:table-cell office:value-type="float" office:value="9.68">
            <text:p>9,6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.6">
            <text:p>9,6</text:p>
          </table:table-cell>
          <table:table-cell office:value-type="float" office:value="8.5">
            <text:p>8,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1.1428571428571</text:p>
          </table:table-cell>
          <table:table-cell office:value-type="float" office:value="16">
            <text:p>16</text:p>
          </table:table-cell>
          <table:table-cell office:value-type="string">
            <text:p>13.4285714285714</text:p>
          </table:table-cell>
          <table:table-cell office:value-type="string">
            <text:p>8.85714285714286</text:p>
          </table:table-cell>
          <table:table-cell/>
          <table:table-cell office:value-type="string">
            <text:p>8.42857142857143</text:p>
          </table:table-cell>
          <table:table-cell table:number-columns-repeated="2" office:value-type="string">
            <text:p>NA</text:p>
          </table:table-cell>
          <table:table-cell office:value-type="string">
            <text:p>5.14285714285714</text:p>
          </table:table-cell>
          <table:table-cell office:value-type="string">
            <text:p>9.5</text:p>
          </table:table-cell>
          <table:table-cell office:value-type="float" office:value="5">
            <text:p>5</text:p>
          </table:table-cell>
          <table:table-cell office:value-type="string">
            <text:p>3.22222222222222</text:p>
          </table:table-cell>
          <table:table-cell office:value-type="string">
            <text:p>2.4</text:p>
          </table:table-cell>
          <table:table-cell office:value-type="string">
            <text:p>2.3</text:p>
          </table:table-cell>
          <table:table-cell office:value-type="string">
            <text:p>2.4</text:p>
          </table:table-cell>
          <table:table-cell office:value-type="string">
            <text:p>6.2</text:p>
          </table:table-cell>
          <table:table-cell office:value-type="string">
            <text:p>6.4</text:p>
          </table:table-cell>
          <table:table-cell office:value-type="string">
            <text:p>6.3</text:p>
          </table:table-cell>
          <table:table-cell office:value-type="string">
            <text:p>5.2</text:p>
          </table:table-cell>
          <table:table-cell office:value-type="string">
            <text:p>5.9</text:p>
          </table:table-cell>
          <table:table-cell office:value-type="string">
            <text:p>8.3</text:p>
          </table:table-cell>
          <table:table-cell office:value-type="string">
            <text:p>7.1</text:p>
          </table:table-cell>
          <table:table-cell office:value-type="string">
            <text:p>7.8</text:p>
          </table:table-cell>
          <table:table-cell office:value-type="string">
            <text:p>8.8</text:p>
          </table:table-cell>
          <table:table-cell office:value-type="string">
            <text:p>12.29</text:p>
          </table:table-cell>
          <table:table-cell office:value-type="string">
            <text:p>12.17</text:p>
          </table:table-cell>
          <table:table-cell office:value-type="string">
            <text:p>12.15</text:p>
          </table:table-cell>
          <table:table-cell office:value-type="string">
            <text:p>2.82258064516129</text:p>
          </table:table-cell>
          <table:table-cell office:value-type="string">
            <text:p>14.4545454545455</text:p>
          </table:table-cell>
          <table:table-cell office:value-type="string">
            <text:p>12.1818181818182</text:p>
          </table:table-cell>
          <table:table-cell office:value-type="string">
            <text:p>10.0909090909091</text:p>
          </table:table-cell>
          <table:table-cell office:value-type="string">
            <text:p>12.2413793103448</text:p>
          </table:table-cell>
          <table:table-cell table:number-columns-repeated="2" office:value-type="string">
            <text:p>10.3448275862069</text:p>
          </table:table-cell>
          <table:table-cell office:value-type="string">
            <text:p>3.49185185185185</text:p>
          </table:table-cell>
          <table:table-cell office:value-type="string">
            <text:p>3.835</text:p>
          </table:table-cell>
          <table:table-cell office:value-type="string">
            <text:p>3.5</text:p>
          </table:table-cell>
          <table:table-cell office:value-type="string">
            <text:p>6.54</text:p>
          </table:table-cell>
          <table:table-cell office:value-type="string">
            <text:p>3.09375</text:p>
          </table:table-cell>
          <table:table-cell office:value-type="string">
            <text:p>4.4</text:p>
          </table:table-cell>
          <table:table-cell office:value-type="string">
            <text:p>4.8</text:p>
          </table:table-cell>
          <table:table-cell office:value-type="string">
            <text:p>4.6</text:p>
          </table:table-cell>
          <table:table-cell office:value-type="string">
            <text:p>3.33033868092692</text:p>
          </table:table-cell>
          <table:table-cell office:value-type="string">
            <text:p>6.92944444444444</text:p>
          </table:table-cell>
          <table:table-cell office:value-type="string">
            <text:p>3.30857142857143</text:p>
          </table:table-cell>
          <table:table-cell office:value-type="string">
            <text:p>3.34244047619048</text:p>
          </table:table-cell>
          <table:table-cell office:value-type="string">
            <text:p>3.14911368393511</text:p>
          </table:table-cell>
          <table:table-cell office:value-type="string">
            <text:p>7.49342911877395</text:p>
          </table:table-cell>
          <table:table-cell office:value-type="string">
            <text:p>2.76313492063492</text:p>
          </table:table-cell>
          <table:table-cell office:value-type="float" office:value="11.64">
            <text:p>11,64</text:p>
          </table:table-cell>
          <table:table-cell office:value-type="float" office:value="16">
            <text:p>16</text:p>
          </table:table-cell>
          <table:table-cell/>
          <table:table-cell office:value-type="float" office:value="14">
            <text:p>14</text:p>
          </table:table-cell>
          <table:table-cell office:value-type="float" office:value="11.3">
            <text:p>11,3</text:p>
          </table:table-cell>
          <table:table-cell office:value-type="float" office:value="12.5">
            <text:p>12,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2.2857142857143</text:p>
          </table:table-cell>
          <table:table-cell office:value-type="string">
            <text:p>18.5714285714286</text:p>
          </table:table-cell>
          <table:table-cell office:value-type="float" office:value="16">
            <text:p>16</text:p>
          </table:table-cell>
          <table:table-cell office:value-type="string">
            <text:p>11.7142857142857</text:p>
          </table:table-cell>
          <table:table-cell/>
          <table:table-cell office:value-type="string">
            <text:p>11.2857142857143</text:p>
          </table:table-cell>
          <table:table-cell table:number-columns-repeated="2" office:value-type="string">
            <text:p>NA</text:p>
          </table:table-cell>
          <table:table-cell office:value-type="string">
            <text:p>6.85714285714286</text:p>
          </table:table-cell>
          <table:table-cell office:value-type="float" office:value="10">
            <text:p>10</text:p>
          </table:table-cell>
          <table:table-cell office:value-type="string">
            <text:p>6.55555555555556</text:p>
          </table:table-cell>
          <table:table-cell office:value-type="string">
            <text:p>4.33333333333333</text:p>
          </table:table-cell>
          <table:table-cell office:value-type="string">
            <text:p>3.5</text:p>
          </table:table-cell>
          <table:table-cell office:value-type="string">
            <text:p>3.2</text:p>
          </table:table-cell>
          <table:table-cell office:value-type="string">
            <text:p>3.4</text:p>
          </table:table-cell>
          <table:table-cell office:value-type="string">
            <text:p>9.5</text:p>
          </table:table-cell>
          <table:table-cell office:value-type="string">
            <text:p>9.7</text:p>
          </table:table-cell>
          <table:table-cell office:value-type="string">
            <text:p>10.1</text:p>
          </table:table-cell>
          <table:table-cell office:value-type="string">
            <text:p>7.8</text:p>
          </table:table-cell>
          <table:table-cell office:value-type="string">
            <text:p>8.3</text:p>
          </table:table-cell>
          <table:table-cell office:value-type="string">
            <text:p>11.4</text:p>
          </table:table-cell>
          <table:table-cell office:value-type="string">
            <text:p>8.8</text:p>
          </table:table-cell>
          <table:table-cell office:value-type="string">
            <text:p>9.5</text:p>
          </table:table-cell>
          <table:table-cell office:value-type="string">
            <text:p>10.7</text:p>
          </table:table-cell>
          <table:table-cell office:value-type="string">
            <text:p>14.42</text:p>
          </table:table-cell>
          <table:table-cell table:number-columns-repeated="2" office:value-type="string">
            <text:p>14.73</text:p>
          </table:table-cell>
          <table:table-cell office:value-type="float" office:value="5">
            <text:p>5</text:p>
          </table:table-cell>
          <table:table-cell office:value-type="string">
            <text:p>16.6363636363636</text:p>
          </table:table-cell>
          <table:table-cell office:value-type="string">
            <text:p>14.4545454545455</text:p>
          </table:table-cell>
          <table:table-cell office:value-type="string">
            <text:p>12.2727272727273</text:p>
          </table:table-cell>
          <table:table-cell office:value-type="string">
            <text:p>13.9655172413793</text:p>
          </table:table-cell>
          <table:table-cell table:number-columns-repeated="2" office:value-type="string">
            <text:p>12.0689655172414</text:p>
          </table:table-cell>
          <table:table-cell office:value-type="string">
            <text:p>4.47579861111111</text:p>
          </table:table-cell>
          <table:table-cell office:value-type="string">
            <text:p>5.08595238095238</text:p>
          </table:table-cell>
          <table:table-cell office:value-type="string">
            <text:p>5.3</text:p>
          </table:table-cell>
          <table:table-cell office:value-type="string">
            <text:p>8.81600529100529</text:p>
          </table:table-cell>
          <table:table-cell office:value-type="string">
            <text:p>4.66875</text:p>
          </table:table-cell>
          <table:table-cell office:value-type="string">
            <text:p>6.6</text:p>
          </table:table-cell>
          <table:table-cell office:value-type="string">
            <text:p>6.2</text:p>
          </table:table-cell>
          <table:table-cell office:value-type="string">
            <text:p>4.3</text:p>
          </table:table-cell>
          <table:table-cell office:value-type="string">
            <text:p>4.69596774193548</text:p>
          </table:table-cell>
          <table:table-cell office:value-type="string">
            <text:p>9.38966666666667</text:p>
          </table:table-cell>
          <table:table-cell office:value-type="string">
            <text:p>4.53</text:p>
          </table:table-cell>
          <table:table-cell office:value-type="string">
            <text:p>5.03</text:p>
          </table:table-cell>
          <table:table-cell office:value-type="string">
            <text:p>4.50699404761905</text:p>
          </table:table-cell>
          <table:table-cell office:value-type="string">
            <text:p>10.885</text:p>
          </table:table-cell>
          <table:table-cell office:value-type="string">
            <text:p>3.97502322071288</text:p>
          </table:table-cell>
          <table:table-cell office:value-type="float" office:value="12.25">
            <text:p>12,25</text:p>
          </table:table-cell>
          <table:table-cell office:value-type="float" office:value="18">
            <text:p>18</text:p>
          </table:table-cell>
          <table:table-cell/>
          <table:table-cell office:value-type="float" office:value="16.5">
            <text:p>16,5</text:p>
          </table:table-cell>
          <table:table-cell office:value-type="float" office:value="12.3">
            <text:p>12,3</text:p>
          </table:table-cell>
          <table:table-cell office:value-type="float" office:value="13.5">
            <text:p>13,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2.8571428571429</text:p>
          </table:table-cell>
          <table:table-cell office:value-type="string">
            <text:p>21.2857142857143</text:p>
          </table:table-cell>
          <table:table-cell office:value-type="string">
            <text:p>17.5714285714286</text:p>
          </table:table-cell>
          <table:table-cell office:value-type="string">
            <text:p>13.8571428571429</text:p>
          </table:table-cell>
          <table:table-cell/>
          <table:table-cell office:value-type="string">
            <text:p>13.2857142857143</text:p>
          </table:table-cell>
          <table:table-cell office:value-type="string">
            <text:p>2.85714285714286</text:p>
          </table:table-cell>
          <table:table-cell office:value-type="string">
            <text:p>1.28571428571429</text:p>
          </table:table-cell>
          <table:table-cell office:value-type="string">
            <text:p>8.28571428571429</text:p>
          </table:table-cell>
          <table:table-cell office:value-type="string">
            <text:p>12.5</text:p>
          </table:table-cell>
          <table:table-cell office:value-type="float" office:value="8">
            <text:p>8</text:p>
          </table:table-cell>
          <table:table-cell office:value-type="string">
            <text:p>5.33333333333333</text:p>
          </table:table-cell>
          <table:table-cell office:value-type="string">
            <text:p>4.6</text:p>
          </table:table-cell>
          <table:table-cell office:value-type="string">
            <text:p>4.2</text:p>
          </table:table-cell>
          <table:table-cell office:value-type="string">
            <text:p>4.4</text:p>
          </table:table-cell>
          <table:table-cell office:value-type="string">
            <text:p>11.6</text:p>
          </table:table-cell>
          <table:table-cell office:value-type="string">
            <text:p>12.1</text:p>
          </table:table-cell>
          <table:table-cell office:value-type="string">
            <text:p>12.3</text:p>
          </table:table-cell>
          <table:table-cell office:value-type="string">
            <text:p>9.6</text:p>
          </table:table-cell>
          <table:table-cell office:value-type="string">
            <text:p>10.6</text:p>
          </table:table-cell>
          <table:table-cell office:value-type="float" office:value="14">
            <text:p>14</text:p>
          </table:table-cell>
          <table:table-cell office:value-type="string">
            <text:p>9.4</text:p>
          </table:table-cell>
          <table:table-cell office:value-type="string">
            <text:p>10.8</text:p>
          </table:table-cell>
          <table:table-cell office:value-type="string">
            <text:p>12.3</text:p>
          </table:table-cell>
          <table:table-cell office:value-type="string">
            <text:p>16.52</text:p>
          </table:table-cell>
          <table:table-cell office:value-type="string">
            <text:p>16.95</text:p>
          </table:table-cell>
          <table:table-cell office:value-type="string">
            <text:p>16.97</text:p>
          </table:table-cell>
          <table:table-cell office:value-type="string">
            <text:p>7.09677419354839</text:p>
          </table:table-cell>
          <table:table-cell office:value-type="string">
            <text:p>18.8181818181818</text:p>
          </table:table-cell>
          <table:table-cell office:value-type="string">
            <text:p>15.4545454545455</text:p>
          </table:table-cell>
          <table:table-cell office:value-type="string">
            <text:p>14.4545454545455</text:p>
          </table:table-cell>
          <table:table-cell office:value-type="string">
            <text:p>15.3448275862069</text:p>
          </table:table-cell>
          <table:table-cell office:value-type="string">
            <text:p>13.6206896551724</text:p>
          </table:table-cell>
          <table:table-cell office:value-type="string">
            <text:p>13.448275862069</text:p>
          </table:table-cell>
          <table:table-cell office:value-type="string">
            <text:p>5.44659090909091</text:p>
          </table:table-cell>
          <table:table-cell office:value-type="string">
            <text:p>6.29583333333333</text:p>
          </table:table-cell>
          <table:table-cell office:value-type="string">
            <text:p>7.875</text:p>
          </table:table-cell>
          <table:table-cell office:value-type="string">
            <text:p>10.1264880952381</text:p>
          </table:table-cell>
          <table:table-cell office:value-type="string">
            <text:p>6.158125</text:p>
          </table:table-cell>
          <table:table-cell office:value-type="string">
            <text:p>8.33333333333333</text:p>
          </table:table-cell>
          <table:table-cell office:value-type="string">
            <text:p>7.25</text:p>
          </table:table-cell>
          <table:table-cell office:value-type="string">
            <text:p>6.55</text:p>
          </table:table-cell>
          <table:table-cell office:value-type="string">
            <text:p>5.76666666666667</text:p>
          </table:table-cell>
          <table:table-cell office:value-type="string">
            <text:p>12.20625</text:p>
          </table:table-cell>
          <table:table-cell office:value-type="string">
            <text:p>5.52916666666667</text:p>
          </table:table-cell>
          <table:table-cell office:value-type="string">
            <text:p>6.50916666666667</text:p>
          </table:table-cell>
          <table:table-cell office:value-type="string">
            <text:p>6.04446428571429</text:p>
          </table:table-cell>
          <table:table-cell office:value-type="string">
            <text:p>14.0158333333333</text:p>
          </table:table-cell>
          <table:table-cell office:value-type="string">
            <text:p>5.07897701149425</text:p>
          </table:table-cell>
          <table:table-cell office:value-type="float" office:value="14.13">
            <text:p>14,13</text:p>
          </table:table-cell>
          <table:table-cell table:number-columns-repeated="4"/>
          <table:table-cell office:value-type="float" office:value="14.5">
            <text:p>14,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3.1428571428571</text:p>
          </table:table-cell>
          <table:table-cell office:value-type="string">
            <text:p>22.1428571428571</text:p>
          </table:table-cell>
          <table:table-cell office:value-type="string">
            <text:p>17.8571428571429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15.2857142857143</text:p>
          </table:table-cell>
          <table:table-cell office:value-type="string">
            <text:p>4.85714285714286</text:p>
          </table:table-cell>
          <table:table-cell office:value-type="string">
            <text:p>1.57142857142857</text:p>
          </table:table-cell>
          <table:table-cell office:value-type="string">
            <text:p>9.71428571428571</text:p>
          </table:table-cell>
          <table:table-cell office:value-type="string">
            <text:p>15.5</text:p>
          </table:table-cell>
          <table:table-cell office:value-type="string">
            <text:p>9.44444444444444</text:p>
          </table:table-cell>
          <table:table-cell office:value-type="string">
            <text:p>6.22222222222222</text:p>
          </table:table-cell>
          <table:table-cell office:value-type="string">
            <text:p>5.6</text:p>
          </table:table-cell>
          <table:table-cell office:value-type="string">
            <text:p>5.1</text:p>
          </table:table-cell>
          <table:table-cell office:value-type="string">
            <text:p>5.3</text:p>
          </table:table-cell>
          <table:table-cell office:value-type="string">
            <text:p>13.1</text:p>
          </table:table-cell>
          <table:table-cell office:value-type="string">
            <text:p>13.2</text:p>
          </table:table-cell>
          <table:table-cell office:value-type="string">
            <text:p>12.9</text:p>
          </table:table-cell>
          <table:table-cell office:value-type="string">
            <text:p>11.1</text:p>
          </table:table-cell>
          <table:table-cell office:value-type="string">
            <text:p>12.3</text:p>
          </table:table-cell>
          <table:table-cell office:value-type="string">
            <text:p>15.9</text:p>
          </table:table-cell>
          <table:table-cell office:value-type="string">
            <text:p>10.3</text:p>
          </table:table-cell>
          <table:table-cell office:value-type="string">
            <text:p>11.8</text:p>
          </table:table-cell>
          <table:table-cell office:value-type="string">
            <text:p>14.3</text:p>
          </table:table-cell>
          <table:table-cell office:value-type="string">
            <text:p>18.22</text:p>
          </table:table-cell>
          <table:table-cell office:value-type="string">
            <text:p>19.36</text:p>
          </table:table-cell>
          <table:table-cell office:value-type="string">
            <text:p>19.21</text:p>
          </table:table-cell>
          <table:table-cell office:value-type="string">
            <text:p>8.87096774193548</text:p>
          </table:table-cell>
          <table:table-cell office:value-type="string">
            <text:p>20.9090909090909</text:p>
          </table:table-cell>
          <table:table-cell office:value-type="string">
            <text:p>16.6363636363636</text:p>
          </table:table-cell>
          <table:table-cell office:value-type="string">
            <text:p>15.5454545454545</text:p>
          </table:table-cell>
          <table:table-cell office:value-type="string">
            <text:p>16.0344827586207</text:p>
          </table:table-cell>
          <table:table-cell office:value-type="string">
            <text:p>NA</text:p>
          </table:table-cell>
          <table:table-cell office:value-type="string">
            <text:p>14.6551724137931</text:p>
          </table:table-cell>
          <table:table-cell office:value-type="string">
            <text:p>6.47959595959596</text:p>
          </table:table-cell>
          <table:table-cell office:value-type="string">
            <text:p>7.35611111111111</text:p>
          </table:table-cell>
          <table:table-cell office:value-type="string">
            <text:p>9.8</text:p>
          </table:table-cell>
          <table:table-cell office:value-type="string">
            <text:p>10.9387755102041</text:p>
          </table:table-cell>
          <table:table-cell office:value-type="string">
            <text:p>7.50125</text:p>
          </table:table-cell>
          <table:table-cell office:value-type="string">
            <text:p>9.56666666666667</text:p>
          </table:table-cell>
          <table:table-cell office:value-type="string">
            <text:p>8.13333333333333</text:p>
          </table:table-cell>
          <table:table-cell office:value-type="string">
            <text:p>8.85</text:p>
          </table:table-cell>
          <table:table-cell office:value-type="string">
            <text:p>8.86666666666667</text:p>
          </table:table-cell>
          <table:table-cell office:value-type="string">
            <text:p>13.7216666666667</text:p>
          </table:table-cell>
          <table:table-cell office:value-type="string">
            <text:p>6.754</text:p>
          </table:table-cell>
          <table:table-cell office:value-type="string">
            <text:p>8.43333333333333</text:p>
          </table:table-cell>
          <table:table-cell office:value-type="string">
            <text:p>7.663125</text:p>
          </table:table-cell>
          <table:table-cell office:value-type="string">
            <text:p>15.5416666666667</text:p>
          </table:table-cell>
          <table:table-cell office:value-type="string">
            <text:p>6.23541666666667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table:number-columns-repeated="5"/>
          <table:table-cell office:value-type="string">
            <text:p>16.7142857142857</text:p>
          </table:table-cell>
          <table:table-cell office:value-type="string">
            <text:p>6.42857142857143</text:p>
          </table:table-cell>
          <table:table-cell office:value-type="string">
            <text:p>2.57142857142857</text:p>
          </table:table-cell>
          <table:table-cell office:value-type="string">
            <text:p>10.8571428571429</text:p>
          </table:table-cell>
          <table:table-cell office:value-type="float" office:value="16">
            <text:p>16</text:p>
          </table:table-cell>
          <table:table-cell office:value-type="string">
            <text:p>10.8888888888889</text:p>
          </table:table-cell>
          <table:table-cell office:value-type="string">
            <text:p>7.22222222222222</text:p>
          </table:table-cell>
          <table:table-cell office:value-type="string">
            <text:p>6.5</text:p>
          </table:table-cell>
          <table:table-cell office:value-type="string">
            <text:p>5.9</text:p>
          </table:table-cell>
          <table:table-cell office:value-type="string">
            <text:p>6.1</text:p>
          </table:table-cell>
          <table:table-cell office:value-type="string">
            <text:p>14.2</text:p>
          </table:table-cell>
          <table:table-cell office:value-type="string">
            <text:p>14.5</text:p>
          </table:table-cell>
          <table:table-cell office:value-type="string">
            <text:p>14.6</text:p>
          </table:table-cell>
          <table:table-cell office:value-type="string">
            <text:p>12.8</text:p>
          </table:table-cell>
          <table:table-cell office:value-type="string">
            <text:p>13.2</text:p>
          </table:table-cell>
          <table:table-cell table:number-columns-repeated="4"/>
          <table:table-cell office:value-type="string">
            <text:p>NA</text:p>
          </table:table-cell>
          <table:table-cell office:value-type="string">
            <text:p>21.16</text:p>
          </table:table-cell>
          <table:table-cell office:value-type="string">
            <text:p>21.11</text:p>
          </table:table-cell>
          <table:table-cell office:value-type="string">
            <text:p>10.4838709677419</text:p>
          </table:table-cell>
          <table:table-cell office:value-type="string">
            <text:p>21.9090909090909</text:p>
          </table:table-cell>
          <table:table-cell office:value-type="float" office:value="0">
            <text:p>0</text:p>
          </table:table-cell>
          <table:table-cell office:value-type="string">
            <text:p>16.5454545454545</text:p>
          </table:table-cell>
          <table:table-cell table:number-columns-repeated="3"/>
          <table:table-cell office:value-type="string">
            <text:p>7.64151515151515</text:p>
          </table:table-cell>
          <table:table-cell office:value-type="string">
            <text:p>8.585</text:p>
          </table:table-cell>
          <table:table-cell office:value-type="string">
            <text:p>11.45</text:p>
          </table:table-cell>
          <table:table-cell office:value-type="string">
            <text:p>11.6440476190476</text:p>
          </table:table-cell>
          <table:table-cell office:value-type="string">
            <text:p>8.91785714285714</text:p>
          </table:table-cell>
          <table:table-cell office:value-type="string">
            <text:p>11.0666666666667</text:p>
          </table:table-cell>
          <table:table-cell office:value-type="string">
            <text:p>8.93333333333333</text:p>
          </table:table-cell>
          <table:table-cell office:value-type="string">
            <text:p>10.15</text:p>
          </table:table-cell>
          <table:table-cell office:value-type="string">
            <text:p>10.5111111111111</text:p>
          </table:table-cell>
          <table:table-cell office:value-type="string">
            <text:p>15.2625</text:p>
          </table:table-cell>
          <table:table-cell office:value-type="string">
            <text:p>8.16</text:p>
          </table:table-cell>
          <table:table-cell office:value-type="string">
            <text:p>9.935</text:p>
          </table:table-cell>
          <table:table-cell office:value-type="string">
            <text:p>9.21488095238095</text:p>
          </table:table-cell>
          <table:table-cell office:value-type="string">
            <text:p>17.3</text:p>
          </table:table-cell>
          <table:table-cell office:value-type="string">
            <text:p>7.29444444444444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table:number-columns-repeated="6"/>
          <table:table-cell office:value-type="float" office:value="8">
            <text:p>8</text:p>
          </table:table-cell>
          <table:table-cell office:value-type="string">
            <text:p>3.28571428571429</text:p>
          </table:table-cell>
          <table:table-cell office:value-type="string">
            <text:p>11.4285714285714</text:p>
          </table:table-cell>
          <table:table-cell office:value-type="string">
            <text:p>17.5</text:p>
          </table:table-cell>
          <table:table-cell office:value-type="string">
            <text:p>11.6666666666667</text:p>
          </table:table-cell>
          <table:table-cell office:value-type="float" office:value="8">
            <text:p>8</text:p>
          </table:table-cell>
          <table:table-cell office:value-type="string">
            <text:p>7.3</text:p>
          </table:table-cell>
          <table:table-cell office:value-type="string">
            <text:p>6.6</text:p>
          </table:table-cell>
          <table:table-cell office:value-type="string">
            <text:p>6.8</text:p>
          </table:table-cell>
          <table:table-cell table:number-columns-repeated="2"/>
          <table:table-cell office:value-type="string">
            <text:p>15.8</text:p>
          </table:table-cell>
          <table:table-cell/>
          <table:table-cell office:value-type="string">
            <text:p>13.9</text:p>
          </table:table-cell>
          <table:table-cell table:number-columns-repeated="4"/>
          <table:table-cell office:value-type="string">
            <text:p>NA</text:p>
          </table:table-cell>
          <table:table-cell office:value-type="string">
            <text:p>22.91</text:p>
          </table:table-cell>
          <table:table-cell office:value-type="string">
            <text:p>22.7</text:p>
          </table:table-cell>
          <table:table-cell office:value-type="string">
            <text:p>11.9354838709677</text:p>
          </table:table-cell>
          <table:table-cell office:value-type="string">
            <text:p>22.090909090909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string">
            <text:p>8.73560606060606</text:p>
          </table:table-cell>
          <table:table-cell office:value-type="string">
            <text:p>9.71875</text:p>
          </table:table-cell>
          <table:table-cell office:value-type="string">
            <text:p>13.025</text:p>
          </table:table-cell>
          <table:table-cell office:value-type="string">
            <text:p>12.0266666666667</text:p>
          </table:table-cell>
          <table:table-cell office:value-type="string">
            <text:p>10.2735714285714</text:p>
          </table:table-cell>
          <table:table-cell office:value-type="string">
            <text:p>12.2</text:p>
          </table:table-cell>
          <table:table-cell office:value-type="string">
            <text:p>9.85</text:p>
          </table:table-cell>
          <table:table-cell office:value-type="string">
            <text:p>12.15</text:p>
          </table:table-cell>
          <table:table-cell office:value-type="string">
            <text:p>11.5333333333333</text:p>
          </table:table-cell>
          <table:table-cell office:value-type="string">
            <text:p>16.15</text:p>
          </table:table-cell>
          <table:table-cell office:value-type="string">
            <text:p>9.01</text:p>
          </table:table-cell>
          <table:table-cell office:value-type="string">
            <text:p>11.75</text:p>
          </table:table-cell>
          <table:table-cell office:value-type="string">
            <text:p>10.2</text:p>
          </table:table-cell>
          <table:table-cell office:value-type="string">
            <text:p>17.5</text:p>
          </table:table-cell>
          <table:table-cell office:value-type="string">
            <text:p>8.54166666666667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table:number-columns-repeated="6"/>
          <table:table-cell office:value-type="string">
            <text:p>9.57142857142857</text:p>
          </table:table-cell>
          <table:table-cell office:value-type="string">
            <text:p>4.2857142857142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string">
            <text:p>12.2222222222222</text:p>
          </table:table-cell>
          <table:table-cell office:value-type="string">
            <text:p>8.44444444444444</text:p>
          </table:table-cell>
          <table:table-cell office:value-type="float" office:value="8">
            <text:p>8</text:p>
          </table:table-cell>
          <table:table-cell office:value-type="string">
            <text:p>7.3</text:p>
          </table:table-cell>
          <table:table-cell office:value-type="string">
            <text:p>7.5</text:p>
          </table:table-cell>
          <table:table-cell table:number-columns-repeated="2"/>
          <table:table-cell office:value-type="string">
            <text:p>16.1</text:p>
          </table:table-cell>
          <table:table-cell table:number-columns-repeated="9"/>
          <table:table-cell office:value-type="string">
            <text:p>12.9838709677419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string">
            <text:p>9.74444444444445</text:p>
          </table:table-cell>
          <table:table-cell office:value-type="string">
            <text:p>10.4305555555556</text:p>
          </table:table-cell>
          <table:table-cell office:value-type="string">
            <text:p>14.05</text:p>
          </table:table-cell>
          <table:table-cell office:value-type="string">
            <text:p>13.1375</text:p>
          </table:table-cell>
          <table:table-cell office:value-type="string">
            <text:p>11.83</text:p>
          </table:table-cell>
          <table:table-cell office:value-type="string">
            <text:p>14.35</text:p>
          </table:table-cell>
          <table:table-cell office:value-type="string">
            <text:p>11.5</text:p>
          </table:table-cell>
          <table:table-cell office:value-type="string">
            <text:p>13.35</text:p>
          </table:table-cell>
          <table:table-cell office:value-type="string">
            <text:p>13.1583333333333</text:p>
          </table:table-cell>
          <table:table-cell/>
          <table:table-cell office:value-type="string">
            <text:p>10.7233333333333</text:p>
          </table:table-cell>
          <table:table-cell/>
          <table:table-cell office:value-type="string">
            <text:p>11.35</text:p>
          </table:table-cell>
          <table:table-cell office:value-type="float" office:value="18">
            <text:p>18</text:p>
          </table:table-cell>
          <table:table-cell office:value-type="string">
            <text:p>9.3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6"/>
          <table:table-cell office:value-type="string">
            <text:p>10.8571428571429</text:p>
          </table:table-cell>
          <table:table-cell office:value-type="string">
            <text:p>5.28571428571429</text:p>
          </table:table-cell>
          <table:table-cell office:value-type="string">
            <text:p>12.5714285714286</text:p>
          </table:table-cell>
          <table:table-cell office:value-type="string">
            <text:p>18.5</text:p>
          </table:table-cell>
          <table:table-cell office:value-type="string">
            <text:p>12.8888888888889</text:p>
          </table:table-cell>
          <table:table-cell office:value-type="string">
            <text:p>9.11111111111111</text:p>
          </table:table-cell>
          <table:table-cell office:value-type="string">
            <text:p>8.6</text:p>
          </table:table-cell>
          <table:table-cell office:value-type="float" office:value="8">
            <text:p>8</text:p>
          </table:table-cell>
          <table:table-cell office:value-type="string">
            <text:p>8.1</text:p>
          </table:table-cell>
          <table:table-cell table:number-columns-repeated="2"/>
          <table:table-cell office:value-type="string">
            <text:p>16.4</text:p>
          </table:table-cell>
          <table:table-cell table:number-columns-repeated="9"/>
          <table:table-cell office:value-type="string">
            <text:p>14.0322580645161</text:p>
          </table:table-cell>
          <table:table-cell table:number-columns-repeated="6"/>
          <table:table-cell office:value-type="string">
            <text:p>10.825</text:p>
          </table:table-cell>
          <table:table-cell office:value-type="string">
            <text:p>11.15</text:p>
          </table:table-cell>
          <table:table-cell office:value-type="string">
            <text:p>14.8666666666667</text:p>
          </table:table-cell>
          <table:table-cell office:value-type="string">
            <text:p>14.5666666666667</text:p>
          </table:table-cell>
          <table:table-cell office:value-type="string">
            <text:p>13.1416666666667</text:p>
          </table:table-cell>
          <table:table-cell office:value-type="string">
            <text:p>15.6</text:p>
          </table:table-cell>
          <table:table-cell office:value-type="string">
            <text:p>12.25</text:p>
          </table:table-cell>
          <table:table-cell office:value-type="string">
            <text:p>13.8</text:p>
          </table:table-cell>
          <table:table-cell office:value-type="string">
            <text:p>14.1333333333333</text:p>
          </table:table-cell>
          <table:table-cell/>
          <table:table-cell office:value-type="string">
            <text:p>11.7233333333333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string">
            <text:p>6.42857142857143</text:p>
          </table:table-cell>
          <table:table-cell office:value-type="string">
            <text:p>13.1428571428571</text:p>
          </table:table-cell>
          <table:table-cell office:value-type="string">
            <text:p>18.5</text:p>
          </table:table-cell>
          <table:table-cell/>
          <table:table-cell office:value-type="string">
            <text:p>9.33333333333333</text:p>
          </table:table-cell>
          <table:table-cell office:value-type="string">
            <text:p>9.1</text:p>
          </table:table-cell>
          <table:table-cell table:number-columns-repeated="2" office:value-type="string">
            <text:p>8.6</text:p>
          </table:table-cell>
          <table:table-cell table:number-columns-repeated="2"/>
          <table:table-cell office:value-type="string">
            <text:p>16.7</text:p>
          </table:table-cell>
          <table:table-cell table:number-columns-repeated="9"/>
          <table:table-cell office:value-type="float" office:value="15">
            <text:p>15</text:p>
          </table:table-cell>
          <table:table-cell table:number-columns-repeated="6"/>
          <table:table-cell office:value-type="string">
            <text:p>12.2333333333333</text:p>
          </table:table-cell>
          <table:table-cell office:value-type="float" office:value="12">
            <text:p>12</text:p>
          </table:table-cell>
          <table:table-cell office:value-type="string">
            <text:p>15.85</text:p>
          </table:table-cell>
          <table:table-cell office:value-type="string">
            <text:p>15.7</text:p>
          </table:table-cell>
          <table:table-cell office:value-type="string">
            <text:p>14.061</text:p>
          </table:table-cell>
          <table:table-cell office:value-type="string">
            <text:p>16.5</text:p>
          </table:table-cell>
          <table:table-cell office:value-type="string">
            <text:p>13.3</text:p>
          </table:table-cell>
          <table:table-cell/>
          <table:table-cell office:value-type="string">
            <text:p>16.3</text:p>
          </table:table-cell>
          <table:table-cell/>
          <table:table-cell office:value-type="string">
            <text:p>12.8566666666667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number-columns-repeated="6"/>
          <table:table-cell office:value-type="string">
            <text:p>12.8571428571429</text:p>
          </table:table-cell>
          <table:table-cell office:value-type="string">
            <text:p>7.42857142857143</text:p>
          </table:table-cell>
          <table:table-cell office:value-type="string">
            <text:p>13.7142857142857</text:p>
          </table:table-cell>
          <table:table-cell office:value-type="string">
            <text:p>19.5</text:p>
          </table:table-cell>
          <table:table-cell/>
          <table:table-cell office:value-type="string">
            <text:p>9.77777777777778</text:p>
          </table:table-cell>
          <table:table-cell office:value-type="string">
            <text:p>9.6</text:p>
          </table:table-cell>
          <table:table-cell table:number-columns-repeated="2" office:value-type="string">
            <text:p>9.1</text:p>
          </table:table-cell>
          <table:table-cell table:number-columns-repeated="2"/>
          <table:table-cell office:value-type="string">
            <text:p>16.9</text:p>
          </table:table-cell>
          <table:table-cell table:number-columns-repeated="9"/>
          <table:table-cell office:value-type="string">
            <text:p>15.6451612903226</text:p>
          </table:table-cell>
          <table:table-cell table:number-columns-repeated="9"/>
          <table:table-cell office:value-type="float" office:value="16">
            <text:p>16</text:p>
          </table:table-cell>
          <table:table-cell office:value-type="string">
            <text:p>14.98375</text:p>
          </table:table-cell>
          <table:table-cell office:value-type="string">
            <text:p>17.1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17.525</text:p>
          </table:table-cell>
          <table:table-cell/>
          <table:table-cell office:value-type="string">
            <text:p>13.7333333333333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table:number-columns-repeated="6"/>
          <table:table-cell office:value-type="string">
            <text:p>13.4285714285714</text:p>
          </table:table-cell>
          <table:table-cell office:value-type="string">
            <text:p>8.57142857142857</text:p>
          </table:table-cell>
          <table:table-cell/>
          <table:table-cell office:value-type="string">
            <text:p>19.5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10.1</text:p>
          </table:table-cell>
          <table:table-cell table:number-columns-repeated="2" office:value-type="string">
            <text:p>9.6</text:p>
          </table:table-cell>
          <table:table-cell table:number-columns-repeated="12"/>
          <table:table-cell office:value-type="string">
            <text:p>16.6129032258065</text:p>
          </table:table-cell>
          <table:table-cell table:number-columns-repeated="10"/>
          <table:table-cell office:value-type="string">
            <text:p>15.6116666666667</text:p>
          </table:table-cell>
          <table:table-cell table:number-columns-repeated="3"/>
          <table:table-cell office:value-type="string">
            <text:p>19.3</text:p>
          </table:table-cell>
          <table:table-cell/>
          <table:table-cell office:value-type="float" office:value="14">
            <text:p>14</text:p>
          </table:table-cell>
          <table:table-cell table:number-columns-repeated="10"/>
        </table:table-row>
        <table:table-row table:style-name="ro1">
          <table:table-cell office:value-type="float" office:value="14">
            <text:p>14</text:p>
          </table:table-cell>
          <table:table-cell table:number-columns-repeated="6"/>
          <table:table-cell office:value-type="string">
            <text:p>14.1428571428571</text:p>
          </table:table-cell>
          <table:table-cell office:value-type="string">
            <text:p>9.71428571428571</text:p>
          </table:table-cell>
          <table:table-cell table:number-columns-repeated="3"/>
          <table:table-cell office:value-type="string">
            <text:p>10.3333333333333</text:p>
          </table:table-cell>
          <table:table-cell office:value-type="string">
            <text:p>10.6</text:p>
          </table:table-cell>
          <table:table-cell table:number-columns-repeated="2" office:value-type="string">
            <text:p>10.1</text:p>
          </table:table-cell>
          <table:table-cell table:number-columns-repeated="12"/>
          <table:table-cell office:value-type="string">
            <text:p>17.258064516129</text:p>
          </table:table-cell>
          <table:table-cell table:number-columns-repeated="10"/>
          <table:table-cell office:value-type="string">
            <text:p>15.905</text:p>
          </table:table-cell>
          <table:table-cell table:number-columns-repeated="16"/>
        </table:table-row>
        <table:table-row table:style-name="ro1">
          <table:table-cell office:value-type="float" office:value="15">
            <text:p>15</text:p>
          </table:table-cell>
          <table:table-cell table:number-columns-repeated="6"/>
          <table:table-cell office:value-type="float" office:value="15">
            <text:p>15</text:p>
          </table:table-cell>
          <table:table-cell office:value-type="string">
            <text:p>10.5714285714286</text:p>
          </table:table-cell>
          <table:table-cell table:number-columns-repeated="3"/>
          <table:table-cell office:value-type="string">
            <text:p>10.4444444444444</text:p>
          </table:table-cell>
          <table:table-cell office:value-type="string">
            <text:p>11.1</text:p>
          </table:table-cell>
          <table:table-cell table:number-columns-repeated="2" office:value-type="string">
            <text:p>10.6</text:p>
          </table:table-cell>
          <table:table-cell table:number-columns-repeated="12"/>
          <table:table-cell office:value-type="string">
            <text:p>17.9032258064516</text:p>
          </table:table-cell>
          <table:table-cell table:number-columns-repeated="10"/>
          <table:table-cell office:value-type="string">
            <text:p>16.4</text:p>
          </table:table-cell>
          <table:table-cell table:number-columns-repeated="16"/>
        </table:table-row>
        <table:table-row table:style-name="ro1">
          <table:table-cell office:value-type="float" office:value="16">
            <text:p>16</text:p>
          </table:table-cell>
          <table:table-cell table:number-columns-repeated="7"/>
          <table:table-cell office:value-type="string">
            <text:p>11.4285714285714</text:p>
          </table:table-cell>
          <table:table-cell table:number-columns-repeated="5"/>
          <table:table-cell office:value-type="string">
            <text:p>11.1</text:p>
          </table:table-cell>
          <table:table-cell office:value-type="float" office:value="11">
            <text:p>11</text:p>
          </table:table-cell>
          <table:table-cell table:number-columns-repeated="12"/>
          <table:table-cell office:value-type="string">
            <text:p>18.5483870967742</text:p>
          </table:table-cell>
          <table:table-cell table:number-columns-repeated="27"/>
        </table:table-row>
        <table:table-row table:style-name="ro1">
          <table:table-cell office:value-type="float" office:value="17">
            <text:p>17</text:p>
          </table:table-cell>
          <table:table-cell table:number-columns-repeated="7"/>
          <table:table-cell office:value-type="string">
            <text:p>NA</text:p>
          </table:table-cell>
          <table:table-cell table:number-columns-repeated="5"/>
          <table:table-cell office:value-type="string">
            <text:p>11.6</text:p>
          </table:table-cell>
          <table:table-cell office:value-type="string">
            <text:p>11.4</text:p>
          </table:table-cell>
          <table:table-cell table:number-columns-repeated="12"/>
          <table:table-cell office:value-type="string">
            <text:p>19.0322580645161</text:p>
          </table:table-cell>
          <table:table-cell table:number-columns-repeated="27"/>
        </table:table-row>
        <table:table-row table:style-name="ro1">
          <table:table-cell office:value-type="float" office:value="18">
            <text:p>18</text:p>
          </table:table-cell>
          <table:table-cell table:number-columns-repeated="7"/>
          <table:table-cell office:value-type="string">
            <text:p>NA</text:p>
          </table:table-cell>
          <table:table-cell table:number-columns-repeated="5"/>
          <table:table-cell office:value-type="float" office:value="12">
            <text:p>12</text:p>
          </table:table-cell>
          <table:table-cell office:value-type="string">
            <text:p>11.8</text:p>
          </table:table-cell>
          <table:table-cell table:number-columns-repeated="12"/>
          <table:table-cell office:value-type="string">
            <text:p>19.5161290322581</text:p>
          </table:table-cell>
          <table:table-cell table:number-columns-repeated="27"/>
        </table:table-row>
        <table:table-row table:style-name="ro1">
          <table:table-cell office:value-type="float" office:value="19">
            <text:p>19</text:p>
          </table:table-cell>
          <table:table-cell table:number-columns-repeated="7"/>
          <table:table-cell office:value-type="string">
            <text:p>NA</text:p>
          </table:table-cell>
          <table:table-cell table:number-columns-repeated="5"/>
          <table:table-cell office:value-type="string">
            <text:p>12.4</text:p>
          </table:table-cell>
          <table:table-cell office:value-type="string">
            <text:p>12.1</text:p>
          </table:table-cell>
          <table:table-cell table:number-columns-repeated="12"/>
          <table:table-cell office:value-type="string">
            <text:p>19.9193548387097</text:p>
          </table:table-cell>
          <table:table-cell table:number-columns-repeated="27"/>
        </table:table-row>
        <table:table-row table:style-name="ro1">
          <table:table-cell office:value-type="float" office:value="20">
            <text:p>20</text:p>
          </table:table-cell>
          <table:table-cell table:number-columns-repeated="7"/>
          <table:table-cell office:value-type="string">
            <text:p>NA</text:p>
          </table:table-cell>
          <table:table-cell table:number-columns-repeated="5"/>
          <table:table-cell office:value-type="string">
            <text:p>12.8</text:p>
          </table:table-cell>
          <table:table-cell office:value-type="string">
            <text:p>12.4</text:p>
          </table:table-cell>
          <table:table-cell table:number-columns-repeated="40"/>
        </table:table-row>
        <table:table-row table:style-name="ro1">
          <table:table-cell office:value-type="float" office:value="21">
            <text:p>21</text:p>
          </table:table-cell>
          <table:table-cell table:number-columns-repeated="7"/>
          <table:table-cell office:value-type="string">
            <text:p>NA</text:p>
          </table:table-cell>
          <table:table-cell table:number-columns-repeated="5"/>
          <table:table-cell office:value-type="string">
            <text:p>13.2</text:p>
          </table:table-cell>
          <table:table-cell office:value-type="string">
            <text:p>12.7</text:p>
          </table:table-cell>
          <table:table-cell table:number-columns-repeated="40"/>
        </table:table-row>
        <table:table-row table:style-name="ro1">
          <table:table-cell office:value-type="float" office:value="22">
            <text:p>22</text:p>
          </table:table-cell>
          <table:table-cell table:number-columns-repeated="7"/>
          <table:table-cell office:value-type="string">
            <text:p>NA</text:p>
          </table:table-cell>
          <table:table-cell table:number-columns-repeated="5"/>
          <table:table-cell office:value-type="string">
            <text:p>13.8</text:p>
          </table:table-cell>
          <table:table-cell office:value-type="float" office:value="13">
            <text:p>13</text:p>
          </table:table-cell>
          <table:table-cell table:number-columns-repeated="40"/>
        </table:table-row>
        <table:table-row table:style-name="ro1">
          <table:table-cell office:value-type="float" office:value="23">
            <text:p>23</text:p>
          </table:table-cell>
          <table:table-cell table:number-columns-repeated="7"/>
          <table:table-cell office:value-type="string">
            <text:p>NA</text:p>
          </table:table-cell>
          <table:table-cell table:number-columns-repeated="5"/>
          <table:table-cell office:value-type="float" office:value="14">
            <text:p>14</text:p>
          </table:table-cell>
          <table:table-cell office:value-type="string">
            <text:p>13.4</text:p>
          </table:table-cell>
          <table:table-cell table:number-columns-repeated="40"/>
        </table:table-row>
        <table:table-row table:style-name="ro1">
          <table:table-cell office:value-type="float" office:value="24">
            <text:p>24</text:p>
          </table:table-cell>
          <table:table-cell table:number-columns-repeated="7"/>
          <table:table-cell office:value-type="string">
            <text:p>NA</text:p>
          </table:table-cell>
          <table:table-cell table:number-columns-repeated="5"/>
          <table:table-cell office:value-type="string">
            <text:p>14.4</text:p>
          </table:table-cell>
          <table:table-cell office:value-type="string">
            <text:p>13.7</text:p>
          </table:table-cell>
          <table:table-cell table:number-columns-repeated="40"/>
        </table:table-row>
        <table:table-row table:style-name="ro1">
          <table:table-cell office:value-type="float" office:value="25">
            <text:p>25</text:p>
          </table:table-cell>
          <table:table-cell table:number-columns-repeated="7"/>
          <table:table-cell office:value-type="float" office:value="15">
            <text:p>15</text:p>
          </table:table-cell>
          <table:table-cell table:number-columns-repeated="5"/>
          <table:table-cell office:value-type="string">
            <text:p>14.8</text:p>
          </table:table-cell>
          <table:table-cell office:value-type="float" office:value="14">
            <text:p>14</text:p>
          </table:table-cell>
          <table:table-cell table:number-columns-repeated="40"/>
        </table:table-row>
        <table:table-row table:style-name="ro1">
          <table:table-cell table:number-columns-repeated="15"/>
          <table:table-cell office:value-type="string">
            <text:p>14.3</text:p>
          </table:table-cell>
          <table:table-cell table:number-columns-repeated="40"/>
        </table:table-row>
        <table:table-row table:style-name="ro1">
          <table:table-cell table:number-columns-repeated="15"/>
          <table:table-cell office:value-type="string">
            <text:p>14.6</text:p>
          </table:table-cell>
          <table:table-cell table:number-columns-repeated="40"/>
        </table:table-row>
        <table:table-row table:style-name="ro1">
          <table:table-cell table:number-columns-repeated="15"/>
          <table:table-cell office:value-type="string">
            <text:p>14.9</text:p>
          </table:table-cell>
          <table:table-cell table:number-columns-repeated="40"/>
        </table:table-row>
        <table:table-row table:style-name="ro1">
          <table:table-cell table:number-columns-repeated="15"/>
          <table:table-cell office:value-type="string">
            <text:p>15.2</text:p>
          </table:table-cell>
          <table:table-cell table:number-columns-repeated="40"/>
        </table:table-row>
        <table:table-row table:style-name="ro1">
          <table:table-cell table:number-columns-repeated="15"/>
          <table:table-cell office:value-type="string">
            <text:p>15.5</text:p>
          </table:table-cell>
          <table:table-cell table:number-columns-repeated="40"/>
        </table:table-row>
        <table:table-row table:style-name="ro1" table:number-rows-repeated="1048481">
          <table:table-cell table:number-columns-repeated="56"/>
        </table:table-row>
        <table:table-row table:style-name="ro1"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7P0" style:volatile="true">
      <number:number number:decimal-places="0" number:min-integer-digits="1" number:grouping="true"/>
      <number:text>р.</number:text>
    </number:number-style>
    <number:number-style style:name="N117">
      <number:text>-</number:text>
      <number:number number:decimal-places="0" number:min-integer-digits="1" number:grouping="true"/>
      <number:text>р.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р.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р.</number:text>
    </number:number-style>
    <number:number-style style:name="N120">
      <number:text>-</number:text>
      <number:number number:decimal-places="2" number:min-integer-digits="1" number:grouping="true"/>
      <number:text>р.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р.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21P0"/>
    </number:number-style>
    <number:number-style style:name="N125P0" style:volatile="true">
      <number:text> </number:text>
      <number:number number:decimal-places="0" number:min-integer-digits="1" number:grouping="true"/>
      <number:text>    </number:text>
    </number:number-style>
    <number:number-style style:name="N125P1" style:volatile="true">
      <number:text>-</number:text>
      <number:number number:decimal-places="0" number:min-integer-digits="1" number:grouping="true"/>
      <number:text>    </number:text>
    </number:number-style>
    <number:number-style style:name="N125P2" style:volatile="true">
      <number:text> -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0" number:min-integer-digits="1" number:grouping="true"/>
      <number:text>р. </number:text>
    </number:number-style>
    <number:number-style style:name="N129P1" style:volatile="true">
      <number:text>-</number:text>
      <number:number number:decimal-places="0" number:min-integer-digits="1" number:grouping="true"/>
      <number:text>р. </number:text>
    </number:number-style>
    <number:number-style style:name="N129P2" style:volatile="true">
      <number:text> -р.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   </number:text>
    </number:number-style>
    <number:number-style style:name="N133P1" style:volatile="true">
      <number:text>-</number:text>
      <number:number number:decimal-places="2" number:min-integer-digits="1" number:grouping="true"/>
      <number:text>    </number:text>
    </number:number-style>
    <number:number-style style:name="N133P2" style:volatile="true">
      <number:text> -</number:text>
      <number:number number:decimal-places="0" number:min-integer-digits="0"/>
      <number:text>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number number:decimal-places="2" number:min-integer-digits="1" number:grouping="true"/>
      <number:text>р. </number:text>
    </number:number-style>
    <number:number-style style:name="N137P1" style:volatile="true">
      <number:text>-</number:text>
      <number:number number:decimal-places="2" number:min-integer-digits="1" number:grouping="true"/>
      <number:text>р. </number:text>
    </number:number-style>
    <number:number-style style:name="N137P2" style:volatile="true">
      <number:text> -</number:text>
      <number:number number:decimal-places="0" number:min-integer-digits="0"/>
      <number:text>р.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1" number:min-integer-digits="1"/>
    </number:number-style>
    <number:number-style style:name="N140P0" style:volatile="true">
      <number:text>Yes</number:text>
    </number:number-style>
    <number:number-style style:name="N140P1" style:volatile="true">
      <number:text>Yes</number:text>
    </number:number-style>
    <number:number-style style:name="N140">
      <number:text>N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True</number:text>
    </number:number-style>
    <number:number-style style:name="N142P1" style:volatile="true">
      <number:text>True</number:text>
    </number:number-style>
    <number:number-style style:name="N142">
      <number:text>False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On</number:text>
    </number:number-style>
    <number:number-style style:name="N144P1" style:volatile="true">
      <number:text>On</number:text>
    </number:number-style>
    <number:number-style style:name="N144">
      <number:text>Off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6P0"/>
    </number:currency-style>
    <number:number-style style:name="N147">
      <number:number number:decimal-places="9" number:min-integer-digits="1"/>
    </number:number-style>
    <number:number-style style:name="N148">
      <number:number number:decimal-places="10" number:min-integer-digits="1"/>
    </number:number-style>
    <number:number-style style:name="N149">
      <number:number number:decimal-places="8" number:min-integer-digits="1"/>
    </number:number-style>
    <number:number-style style:name="N150">
      <number:number number:decimal-places="11" number:min-integer-digits="1"/>
    </number:number-style>
    <number:number-style style:name="N151">
      <number:number number:decimal-places="12" number:min-integer-digits="1"/>
    </number:number-style>
    <number:number-style style:name="N152">
      <number:number number:decimal-places="13" number:min-integer-digits="1"/>
    </number:number-style>
    <number:number-style style:name="N153">
      <number:number number:decimal-places="7" number:min-integer-digits="1"/>
    </number:number-style>
    <number:number-style style:name="N154">
      <number:number number:decimal-places="6" number:min-integer-digits="1"/>
    </number:number-style>
    <number:number-style style:name="N155">
      <number:number number:decimal-places="5" number:min-integer-digits="1"/>
    </number:number-style>
    <number:number-style style:name="N156">
      <number:number number:decimal-places="4" number:min-integer-digits="1"/>
    </number:number-style>
    <number:number-style style:name="N157">
      <number:number number:decimal-places="3" number:min-integer-digits="1"/>
    </number:number-style>
    <number:currency-style style:name="N15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5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5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3">00.00.0000</text:date>, <text:time style:data-style-name="N2" text:time-value="0000-00-00T18:56:2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3T19:02:43</dc:date>
    <dc:creator>Sophia Nazarova</dc:creator>
    <meta:generator>LibreOffice/3.6$Linux_X86_64 LibreOffice_project/360m1$Build-2</meta:generator>
    <meta:editing-duration>P3DT21H59M24S</meta:editing-duration>
    <meta:editing-cycles>16</meta:editing-cycles>
    <meta:document-statistic meta:table-count="1" meta:cell-count="1068" meta:object-count="0"/>
  </office:meta>
</office:document-meta>
</file>